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9.394cm"/>
    </style:style>
    <style:style style:name="co10" style:family="table-column">
      <style:table-column-properties fo:break-before="auto" style:column-width="14.325cm"/>
    </style:style>
    <style:style style:name="co11" style:family="table-column">
      <style:table-column-properties fo:break-before="auto" style:column-width="11.709cm"/>
    </style:style>
    <style:style style:name="co12" style:family="table-column">
      <style:table-column-properties fo:break-before="auto" style:column-width="11.356cm"/>
    </style:style>
    <style:style style:name="co13" style:family="table-column">
      <style:table-column-properties fo:break-before="auto" style:column-width="15.386cm"/>
    </style:style>
    <style:style style:name="co14" style:family="table-column">
      <style:table-column-properties fo:break-before="auto" style:column-width="10.62cm"/>
    </style:style>
    <style:style style:name="co15" style:family="table-column">
      <style:table-column-properties fo:break-before="auto" style:column-width="10.702cm"/>
    </style:style>
    <style:style style:name="co16" style:family="table-column">
      <style:table-column-properties fo:break-before="auto" style:column-width="9.885cm"/>
    </style:style>
    <style:style style:name="co17" style:family="table-column">
      <style:table-column-properties fo:break-before="auto" style:column-width="10.539cm"/>
    </style:style>
    <style:style style:name="co18" style:family="table-column">
      <style:table-column-properties fo:break-before="auto" style:column-width="9.585cm"/>
    </style:style>
    <style:style style:name="co19" style:family="table-column">
      <style:table-column-properties fo:break-before="auto" style:column-width="10.592cm"/>
    </style:style>
    <style:style style:name="co20" style:family="table-column">
      <style:table-column-properties fo:break-before="auto" style:column-width="8.578cm"/>
    </style:style>
    <style:style style:name="co21" style:family="table-column">
      <style:table-column-properties fo:break-before="auto" style:column-width="13.534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11.22cm"/>
    </style:style>
    <style:style style:name="co24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7.55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976cm" fo:break-before="auto" style:use-optimal-row-height="true"/>
    </style:style>
    <style:style style:name="ro15" style:family="table-row">
      <style:table-row-properties style:row-height="3.605cm" fo:break-before="auto" style:use-optimal-row-height="true"/>
    </style:style>
    <style:style style:name="ro16" style:family="table-row">
      <style:table-row-properties style:row-height="1.236cm" fo:break-before="auto" style:use-optimal-row-height="false"/>
    </style:style>
    <style:style style:name="ro17" style:family="table-row">
      <style:table-row-properties style:row-height="6.369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4.606cm" fo:break-before="auto" style:use-optimal-row-height="true"/>
    </style:style>
    <style:style style:name="ro20" style:family="table-row">
      <style:table-row-properties style:row-height="6.765cm" fo:break-before="auto" style:use-optimal-row-height="true"/>
    </style:style>
    <style:style style:name="ro21" style:family="table-row">
      <style:table-row-properties style:row-height="7.95cm" fo:break-before="auto" style:use-optimal-row-height="true"/>
    </style:style>
    <style:style style:name="ro22" style:family="table-row">
      <style:table-row-properties style:row-height="1.762cm" fo:break-before="auto" style:use-optimal-row-height="false"/>
    </style:style>
    <style:style style:name="ro23" style:family="table-row">
      <style:table-row-properties style:row-height="8.345cm" fo:break-before="auto" style:use-optimal-row-height="true"/>
    </style:style>
    <style:style style:name="ro24" style:family="table-row">
      <style:table-row-properties style:row-height="9.529cm" fo:break-before="auto" style:use-optimal-row-height="true"/>
    </style:style>
    <style:style style:name="ro25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b85c00"/>
    </style:style>
    <style:style style:name="ta4" style:family="table" style:master-page-name="Default">
      <style:table-properties table:display="true" style:writing-mode="lr-tb" tableooo:tab-color="#5eb91e"/>
    </style:style>
    <style:style style:name="ta5" style:family="table" style:master-page-name="Default">
      <style:table-properties table:display="true" style:writing-mode="lr-tb" tableooo:tab-color="#3faf46"/>
    </style:style>
    <style:style style:name="ta6" style:family="table" style:master-page-name="Default">
      <style:table-properties table:display="true" style:writing-mode="lr-tb" tableooo:tab-color="#2a6099"/>
    </style:style>
    <style:style style:name="ta7" style:family="table" style:master-page-name="Default">
      <style:table-properties table:display="true" style:writing-mode="lr-tb" tableooo:tab-color="#00a933"/>
    </style:style>
    <style:style style:name="ta8" style:family="table" style:master-page-name="Default">
      <style:table-properties table:display="true" style:writing-mode="lr-tb" tableooo:tab-color="#ff860d"/>
    </style:style>
    <style:style style:name="ta9" style:family="table" style:master-page-name="Default">
      <style:table-properties table:display="true" style:writing-mode="lr-tb" tableooo:tab-color="#be480a"/>
    </style:style>
    <style:style style:name="ta10" style:family="table" style:master-page-name="Default">
      <style:table-properties table:display="true" style:writing-mode="lr-tb" tableooo:tab-color="#ffff6d"/>
    </style:style>
    <style:style style:name="ta11" style:family="table" style:master-page-name="Default">
      <style:table-properties table:display="true" style:writing-mode="lr-tb" tableooo:tab-color="#c9211e"/>
    </style:style>
    <style:style style:name="ta12" style:family="table" style:master-page-name="Default">
      <style:table-properties table:display="true" style:writing-mode="lr-tb"/>
    </style:style>
    <style:style style:name="ta13" style:family="table" style:master-page-name="Default">
      <style:table-properties table:display="true" style:writing-mode="lr-tb" tableooo:tab-color="#ffffa6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8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c7773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63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468a1a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999999"/>
    </style:style>
    <style:style style:name="T3" style:family="text">
      <style:text-properties fo:color="#058d98"/>
    </style:style>
    <style:style style:name="T4" style:family="text">
      <style:text-properties fo:color="#55308d"/>
    </style:style>
    <style:style style:name="T5" style:family="text">
      <style:text-properties style:use-window-font-color="true"/>
    </style:style>
    <style:style style:name="T6" style:family="text">
      <style:text-properties fo:color="#468a1a"/>
    </style:style>
    <style:style style:name="T7" style:family="text">
      <style:text-properties fo:color="#b85c00"/>
    </style:style>
    <style:style style:name="T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10" style:family="text">
      <style:text-properties fo:color="#800080"/>
    </style:style>
    <style:style style:name="T11" style:family="text">
      <style:text-properties fo:color="#127622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808080"/>
    </style:style>
    <style:style style:name="T17" style:family="text">
      <style:text-properties fo:color="#3e681b"/>
    </style:style>
    <style:style style:name="T18" style:family="text">
      <style:text-properties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b47804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4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27" style:family="text">
      <style:text-properties fo:color="#3465a4" fo:font-weight="bold" style:font-weight-asian="bold" style:font-weight-complex="bold"/>
    </style:style>
    <style:style style:name="T28" style:family="text">
      <style:text-properties fo:color="#3465a4"/>
    </style:style>
    <style:style style:name="T29" style:family="text">
      <style:text-properties fo:color="#666666"/>
    </style:style>
    <style:style style:name="T30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468a1a" fo:font-weight="bold" style:font-weight-asian="bold" style:font-weight-complex="bold"/>
    </style:style>
    <style:style style:name="T3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3" style:family="text">
      <style:text-properties fo:color="#ff3838"/>
    </style:style>
    <style:style style:name="T3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3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38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4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4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2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3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4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bold" style:font-weight-asian="bold" style:font-weight-complex="bold" fo:color="#55308d"/>
    </style:style>
    <style:style style:name="T4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4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b85c00"/>
    </style:style>
    <style:style style:name="T5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55308d"/>
    </style:style>
    <style:style style:name="T51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5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54" style:family="text">
      <style:text-properties fo:color="#ea7500"/>
    </style:style>
    <style:style style:name="T55" style:family="text">
      <style:text-properties fo:color="#c9211e"/>
    </style:style>
    <style:style style:name="T56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bold" style:font-weight-asian="bold" style:font-weight-complex="bold" style:use-window-font-color="true"/>
    </style:style>
    <style:style style:name="T5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59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6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6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64" style:family="text">
      <style:text-properties fo:color="#158466"/>
    </style:style>
    <style:style style:name="T65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6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6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7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7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7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7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7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77" style:family="text">
      <style:text-properties fo:color="#006600"/>
    </style:style>
    <style:style style:name="T78" style:family="text">
      <style:text-properties fo:color="#512da8"/>
    </style:style>
    <style:style style:name="T79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8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84" style:family="text">
      <style:text-properties fo:color="#b85c00" fo:font-weight="bold" style:font-weight-asian="bold" style:font-weight-complex="bold"/>
    </style:style>
    <style:style style:name="T8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8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87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8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9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9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9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1808c"/>
    </style:style>
    <style:style style:name="T9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85c00"/>
    </style:style>
    <style:style style:name="T9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9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9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47804"/>
    </style:style>
    <style:style style:name="T99" style:family="text">
      <style:text-properties fo:color="#2a6099"/>
    </style:style>
    <style:style style:name="T10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6099"/>
    </style:style>
    <style:style style:name="T101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02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b47804"/>
    </style:style>
    <style:style style:name="T10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5" style:family="text">
      <style:text-properties fo:color="#a1467e"/>
    </style:style>
    <style:style style:name="T106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1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 style:font-name="JetBrains Mono" style:font-name-asian="JetBrains Mono" style:font-name-complex="JetBrains Mono"/>
    </style:style>
    <style:style style:name="T113" style:family="text">
      <style:text-properties fo:color="#1e6a39"/>
    </style:style>
    <style:style style:name="T114" style:family="text">
      <style:text-properties fo:color="#b2b2b2"/>
    </style:style>
    <style:style style:name="T11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1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1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1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22" style:family="text">
      <style:text-properties fo:color="#999999" fo:font-weight="normal" style:font-weight-asian="normal" style:font-weight-complex="normal"/>
    </style:style>
    <style:style style:name="T12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 - 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27" office:value-type="string" calcext:value-type="string">
            <text:p><text:a xlink:href="https://github.com/golang-standards/project-layout" xlink:type="simple">https://github.com/golang-standards/project-layout</text:a></text:p>
          </table:table-cell>
          <table:table-cell table:style-name="ce27" office:value-type="string" calcext:value-type="string">
            <text:p>стандартный проект на GO</text:p>
            <text:p>Расположение модулей</text:p>
          </table:table-cell>
          <table:table-cell table:number-columns-repeated="1022"/>
        </table:table-row>
        <table:table-row table:style-name="ro1" table:number-rows-repeated="2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/>
            <text:p><text:span text:style-name="T2">// обычный строчный комментарий</text:span></text:p>
            <text:p/>
            <text:p/>
            <text:p><text:span text:style-name="T2">/* тоже комментарий</text:span></text:p>
            <text:p/>
            <text:p><text:span text:style-name="T2"> только на несколько строк</text:span></text:p>
            <text:p><text:span text:style-name="T2">*/</text:span></text:p>
            <text:p/>
            <text:p><text:span text:style-name="T2">/* Многострочный комментарий для функции main().</text:span></text:p>
            <text:p><text:span text:style-name="T2">  Чтобы увидеть его, запустите в консоли команду:</text:span></text:p>
            <text:p/>
            <text:p><text:span text:style-name="T2">    godoc comments.go</text:span></text:p>
            <text:p/>
            <text:p><text:span text:style-name="T2">*/</text:span></text:p>
            <text:p/>
            <text:p><text:span text:style-name="T1">func</text:span> <text:span text:style-name="T3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9">ВАЖНО! </text:span> Это не ссылка на объект, на который могут быть другие ссылки, как в Питоне. </text:p>
            <text:p><text:span text:style-name="T19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5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5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4">Возвращает t с типом T; а если x is nil, «паникует».</text:span></text:p>
            <text:p><text:span text:style-name="T20">T должен быть интерфейсом???</text:span>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4">Если x принадлежит типу T, ok is true и  t iтипа t.</text:span></text:p>
            <text:p><text:span text:style-name="T14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int8, int16, int32, int64</text:p>
          </table:table-cell>
          <table:table-cell table:style-name="ce52" office:value-type="string" calcext:value-type="string">
            <text:p>Типы малых интеджеров на 1 байт, 2 байта, 4 байта и 8 байт памяти.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<text:span text:style-name="T7">var</text:span> u1 <text:span text:style-name="T4">uint</text:span> = 10</text:p>
            <text:p/>
          </table:table-cell>
          <table:table-cell table:style-name="ce52" office:value-type="string" calcext:value-type="string">
            <text:p>unsigned integer - целое число без знака (только положительные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">integer1 = </text:span><text:span text:style-name="T9">int</text:span><text:span text:style-name="T8">(u1)</text:span></text:p>
          </table:table-cell>
          <table:table-cell table:style-name="ce52" office:value-type="string" calcext:value-type="string">
            <text:p>Приведение к типу - его обозначение и в скобках переменная.</text:p>
            <text:p>Тут приведение uint к int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устой интерфейс и Приведение типа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var</text:span> ival <text:span text:style-name="T10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9">пустой интерфейс</text:span>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func</text:span> Println(a ...<text:span text:style-name="T10">interface</text:span>{}) (n <text:span text:style-name="T10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var</text:span> ival <text:span text:style-name="T10">interface</text:span>{} = <text:span text:style-name="T11">"hello"</text:span></text:p>
            <text:p><text:span text:style-name="T12">str := ival.(</text:span><text:span text:style-name="T13">string</text:span><text:span text:style-name="T12">)</text:span></text:p>
            <text:p><text:span text:style-name="T14">fmt.Println(str)</text:span></text:p>
            <text:p><text:span text:style-name="T15">// hello</text:span></text:p>
          </table:table-cell>
          <table:table-cell table:style-name="ce52" office:value-type="string" calcext:value-type="string">
            <text:p><text:span text:style-name="T12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lo := ival.(<text:span text:style-name="T10">float64</text:span>)</text:p>
            <text:p><text:span text:style-name="T16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, ok := ival.(<text:span text:style-name="T10">string</text:span>)</text:p>
            <text:p>fmt.Println(str, ok)</text:p>
            <text:p><text:span text:style-name="T16">// hello true</text:span></text:p>
            <text:p/>
            <text:p>flo, ok = ival.(<text:span text:style-name="T10">float64</text:span>)</text:p>
            <text:p>fmt.Println(flo, ok)</text:p>
            <text:p><text:span text:style-name="T16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16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17">"initial:"</text:span>, i)</text:p>
            <text:p>    zeroval(i)</text:p>
            <text:p>    fmt.<text:span text:style-name="T4">Println</text:span>(<text:span text:style-name="T17">"zeroval:"</text:span>, i)</text:p>
            <text:p/>
            <text:p>    zeroptr(&amp;i)</text:p>
            <text:p>    fmt.<text:span text:style-name="T4">Println</text:span>(<text:span text:style-name="T17">"zeroptr:"</text:span>, i)</text:p>
            <text:p>    fmt.<text:span text:style-name="T4">Println</text:span>(<text:span text:style-name="T17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16">// 0xc000118000</text:span></text:p>
          </table:table-cell>
          <table:table-cell table:style-name="ce52" office:value-type="string" calcext:value-type="string">
            <text:p><text:span text:style-name="T19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*iptr</text:span></text:p>
            <text:p/>
            <text:p>*iptr = 0</text:p>
          </table:table-cell>
          <table:table-cell table:style-name="ce52" office:value-type="string" calcext:value-type="string">
            <text:p><text:span text:style-name="T19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9">
          <table:table-cell table:style-name="ce48" office:value-type="string" calcext:value-type="string">
            <text:p><text:span text:style-name="T18">&amp; - адрес в памяти</text:span></text:p>
            <text:p><text:span text:style-name="T18">* -  значение</text:span></text:p>
          </table:table-cell>
          <table:table-cell table:style-name="ce52" office:value-type="string" calcext:value-type="string">
            <text:p><text:span text:style-name="T19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9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7">if </text:span>7%2 == 0 {</text:p>
            <text:p>        fmt.<text:span text:style-name="T4">Println</text:span>(<text:span text:style-name="T6">"7 is even"</text:span>)</text:p>
            <text:p>    } <text:span text:style-name="T7">else</text:span> {</text:p>
            <text:p>        fmt.<text:span text:style-name="T4">Println</text:span>(<text:span text:style-name="T6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">If </text:span>8%4 == 0 {</text:p>
            <text:p>        fmt.<text:span text:style-name="T4">Println</text:span>(<text:span text:style-name="T6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7">if </text:span>num := 9; num &lt; 0 {</text:p>
            <text:p>        fmt.<text:span text:style-name="T4">Println</text:span>(num, <text:span text:style-name="T6">"is negative"</text:span>)</text:p>
            <text:p>    } <text:span text:style-name="T7">else</text:span> if num &lt; 10 {</text:p>
            <text:p>        fmt.<text:span text:style-name="T4">Println</text:span>(num,<text:span text:style-name="T6"> "has 1 digit"</text:span>)</text:p>
            <text:p>    } <text:span text:style-name="T7">else</text:span> {</text:p>
            <text:p>        fmt.<text:span text:style-name="T4">Println</text:span>(num, <text:span text:style-name="T6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7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4">Print</text:span>(<text:span text:style-name="T6">"Write "</text:span>, i, <text:span text:style-name="T6">" as "</text:span>)</text:p>
            <text:p><text:span text:style-name="T7">switch</text:span> i {</text:p>
            <text:p>    <text:span text:style-name="T7">case </text:span>1:</text:p>
            <text:p>        fmt.<text:span text:style-name="T4">Println</text:span>(<text:span text:style-name="T6">"one"</text:span>)</text:p>
            <text:p>   <text:span text:style-name="T7"> case</text:span> 2:</text:p>
            <text:p>        fmt.<text:span text:style-name="T4">Println</text:span>(<text:span text:style-name="T6">"two"</text:span>)</text:p>
            <text:p>    <text:span text:style-name="T7">case</text:span> 3:</text:p>
            <text:p>        fmt.<text:span text:style-name="T4">Println</text:span>(<text:span text:style-name="T6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switch</text:span> time.Now().Weekday() {</text:p>
            <text:p>    <text:span text:style-name="T7">case</text:span> time.Saturday, time.Sunday:</text:p>
            <text:p>        fmt.<text:span text:style-name="T4">Println</text:span>("It's the weekend")</text:p>
            <text:p>    <text:span text:style-name="T7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7">func</text:span>(i <text:span text:style-name="T7">interface</text:span>{}) {</text:p>
            <text:p>        <text:span text:style-name="T7">switch</text:span> t := i.(<text:span text:style-name="T7">type</text:span>) {</text:p>
            <text:p>        <text:span text:style-name="T7">case</text:span> bool:</text:p>
            <text:p>            fmt.Println("I'm a bool")</text:p>
            <text:p>        <text:span text:style-name="T7">case</text:span> int:</text:p>
            <text:p>            fmt.Println("I'm an int")</text:p>
            <text:p>        <text:span text:style-name="T7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2">
        <table:table-column table:style-name="co4" table:default-cell-style-name="ce52"/>
        <table:table-column table:style-name="co5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Main модуль</text:p>
          </table:table-cell>
          <table:table-cell table:style-name="ce11"/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21">main</text:span>() {</text:p>
            <text:p>  fmt.<text:span text:style-name="T21">Println</text:span>(<text:span text:style-name="T6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6">     "fmt"</text:span></text:p>
            <text:p><text:span text:style-name="T6">    "math"</text:span>)</text:p>
            <text:p/>
            <text:p><text:span text:style-name="T1">const</text:span> s <text:span text:style-name="T4">string</text:span> =<text:span text:style-name="T6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22">import</text:span><text:span text:style-name="T23"> (</text:span></text:p>
            <text:p><text:span text:style-name="T24">    "fmt"</text:span></text:p>
            <text:p><text:span text:style-name="T25">    s </text:span><text:span text:style-name="T26">"strings"</text:span></text:p>
            <text:p><text:span text:style-name="T14">)</text:span></text:p>
          </table:table-cell>
          <table:table-cell office:value-type="string" calcext:value-type="string">
            <text:p>Импорт модуля <text:span text:style-name="T19">с псевдонимом</text:span> 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build</text:p>
          </table:table-cell>
          <table:table-cell office:value-type="string" calcext:value-type="string">
            <text:p>Создать бинарник из go файла (будучи в папке проекта)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./name_of_bin_file</text:p>
          </table:table-cell>
          <table:table-cell table:style-name="ce76" office:value-type="string" calcext:value-type="string">
            <text:p>Запустить программу можно по имени бинарника</text:p>
          </table:table-cell>
          <table:table-cell table:number-columns-repeated="1022"/>
        </table:table-row>
        <table:table-row table:style-name="ro1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4">
          <table:table-cell office:value-type="string" calcext:value-type="string">
            <text:p>&gt;&gt;&gt; go <text:span text:style-name="T27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<text:span text:style-name="T19">Установка стороннего пакета / библиотеки</text:span> (например, fuzzy)</text:p>
            <text:p/>
            <text:p>go <text:span text:style-name="T28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go <text:span text:style-name="T28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28">build</text:span>.</text:p>
            <text:p/>
            <text:p>Для установки зависимостей надо запускать go <text:span text:style-name="T28">build</text:span> на модуле, а не пакете.</text:p>
          </table:table-cell>
          <table:table-cell table:number-columns-repeated="1022"/>
        </table:table-row>
        <table:table-row table:style-name="ro1" table:number-rows-repeated="4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Свои модули в Go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76"/>
          <table:table-cell table:style-name="ce76" office:value-type="string" calcext:value-type="string">
            <text:p><text:span text:style-name="T19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9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mkdir match</text:p>
            <text:p>cd match</text:p>
            <text:p>go <text:span text:style-name="T28">mod init </text:span>github.com/gothanks/match</text:p>
            <text:p><text:span text:style-name="T29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28">build</text:span></text:p>
            <text:p>./match -p is 'go is awesome'</text:p>
            <text:p><text:span text:style-name="T29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28">install</text:span></text:p>
            <text:p>~/go/bin/match -p is 'go is awesome'</text:p>
            <text:p><text:span text:style-name="T30">// go is awesome</text:span></text:p>
          </table:table-cell>
          <table:table-cell office:value-type="string" calcext:value-type="string">
            <text:p>go install устанавливает наш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19">Go компилирует программу в единый исполняемый файл.</text:span> </text:p>
            <text:p>Если программа компилируется в исполняемый файл, у нее <text:span text:style-name="T19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9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(</text:p>
            <text:p><text:span text:style-name="T6">    "fmt"</text:span></text:p>
            <text:p><text:span text:style-name="T6">    "os"</text:span></text:p>
            <text:p><text:span text:style-name="T6">    "strings"</text:span></text:p>
            <text:p/>
            <text:p><text:span text:style-name="T6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9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30">// Пакет  numbers ###################################</text:span></text:p>
            <text:p><text:span text:style-name="T7">package</text:span> numbers</text:p>
            <text:p/>
            <text:p><text:span text:style-name="T7">import</text:span> (</text:p>
            <text:p>    <text:span text:style-name="T6">"github.com/gothanks/more/</text:span><text:span text:style-name="T31">text</text:span><text:span text:style-name="T6">"</text:span></text:p>
            <text:p>)</text:p>
            <text:p><text:span text:style-name="T32">// Пакет  text </text:span><text:span text:style-name="T29">###################################</text:span></text:p>
            <text:p><text:span text:style-name="T7">package</text:span><text:span text:style-name="T5"> text</text:span></text:p>
            <text:p/>
            <text:p><text:span text:style-name="T7">import</text:span><text:span text:style-name="T5"> (</text:span></text:p>
            <text:p><text:span text:style-name="T6">    "github.com/gothanks/more/</text:span><text:span text:style-name="T31">numbers</text:span><text:span text:style-name="T6">"</text:span></text:p>
            <text:p><text:span text:style-name="T5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28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28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8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8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28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28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ce27" table:number-columns-repeated="2"/>
          <table:table-cell table:style-name="Default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3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78" office:value-type="string" calcext:value-type="string">
            <text:p>constants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">const</text:span> s <text:span text:style-name="T33">string</text:span> = <text:span text:style-name="T6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78" office:value-type="string" calcext:value-type="string">
            <text:p>variables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34">var</text:span><text:span text:style-name="T35"> a </text:span><text:span text:style-name="T36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:=</text:p>
          </table:table-cell>
          <table:table-cell table:style-name="ce48" office:value-type="string" calcext:value-type="string">
            <text:p>Символ короткого объявления новой переменной внури функци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4">a:= 100</text:span></text:p>
            <text:p><text:span text:style-name="T25">a:= 100   </text:span><text:span text:style-name="T37">// error</text:span></text:p>
          </table:table-cell>
          <table:table-cell table:style-name="ce52" office:value-type="string" calcext:value-type="string">
            <text:p><text:span text:style-name="T48">То же самое, что </text:span><text:span text:style-name="T49">var</text:span><text:span text:style-name="T48"> a </text:span><text:span text:style-name="T50">int = 100</text:span>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2">// &lt;-- jazz is new</text:span></text:p>
            <text:p>baz, foo  := someFunc()  <text:span text:style-name="T2">// &lt;-- baz is new</text:span></text:p>
            <text:p/>
            <text:p><text:span text:style-name="T1">var</text:span><text:span text:style-name="T5"> foo </text:span><text:span text:style-name="T4">int</text:span><text:span text:style-name="T5"> = 34</text:span></text:p>
            <text:p><text:span text:style-name="T1">func</text:span><text:span text:style-name="T5"> some() {</text:span></text:p>
            <text:p><text:span text:style-name="T5">  </text:span><text:span text:style-name="T2">// because foo here is scoped to some func</text:span></text:p>
            <text:p><text:span text:style-name="T5">  foo := 42  </text:span><text:span text:style-name="T2">// &lt;-- legal</text:span></text:p>
            <text:p><text:span text:style-name="T5">  foo = 314  </text:span><text:span text:style-name="T2">// &lt;-- legal</text:span></text:p>
            <text:p><text:span text:style-name="T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8">var </text:span><text:span text:style-name="T39">a = </text:span><text:span text:style-name="T40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78" office:value-type="string" calcext:value-type="string">
            <text:p>Functions</text:p>
          </table:table-cell>
          <table:table-cell table:style-name="ce78"/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41">func</text:span><text:span text:style-name="T42"> (c circleStruct) nameOfFunc(argument </text:span><text:span text:style-name="T43">int</text:span><text:span text:style-name="T42">) (</text:span><text:span text:style-name="T43">float64, error)</text:span><text:span text:style-name="T42"> {</text:span></text:p>
            <text:p><text:span text:style-name="T8">    </text:span><text:span text:style-name="T44">return</text:span><text:span text:style-name="T8"> 1</text:span></text:p>
            <text:p><text:span text:style-name="T14">}</text:span></text:p>
          </table:table-cell>
          <table:table-cell table:style-name="ce50" office:value-type="string" calcext:value-type="string">
            <text:p><text:span text:style-name="T51">как пишется функция:</text:span></text:p>
            <text:p><text:span text:style-name="T22">func</text:span><text:span text:style-name="T23"> </text:span></text:p>
            <text:p><text:span text:style-name="T14">(СТРУКТУРА, к которой привязан метод, если привязан)</text:span></text:p>
            <text:p><text:span text:style-name="T14">ИМЯ ФУНКЦИИ</text:span></text:p>
            <text:p><text:span text:style-name="T14">(АРГУМЕНТЫ С ТИПАМИ) </text:span></text:p>
            <text:p><text:span text:style-name="T14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6">"Not a number"</text:span>)</text:p>
            <text:p>}</text:p>
          </table:table-cell>
          <table:table-cell table:style-name="ce52" office:value-type="string" calcext:value-type="string">
            <text:p><text:span text:style-name="T19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sum(<text:span text:style-name="T45">nums</text:span><text:span text:style-name="T19"> ...</text:span><text:span text:style-name="T46">int</text:span>) {</text:p>
            <text:p>    fmt.<text:span text:style-name="T4">Print</text:span>(nums, <text:span text:style-name="T6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9">Троеточие.  (как *args в питоне или ...args в js)</text:span></text:p>
            <text:p>Функция, <text:span text:style-name="T19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17">"going"</text:span>)</text:p>
          </table:table-cell>
          <table:table-cell table:style-name="ce52" office:value-type="string" calcext:value-type="string">
            <text:p><text:span text:style-name="T19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8">closest := sort.Search(</text:span><text:span text:style-name="T47">len</text:span><text:span text:style-name="T8">(array), </text:span><text:span text:style-name="T47">func</text:span><text:span text:style-name="T8">(i int) </text:span><text:span text:style-name="T47">bool</text:span><text:span text:style-name="T8"> { </text:span><text:span text:style-name="T47">return</text:span><text:span text:style-name="T8"> array</text:span>[i] &gt;= x })</text:p>
            <text:p><text:span text:style-name="T8">fmt.</text:span><text:span text:style-name="T9">Println</text:span><text:span text:style-name="T8">(array</text:span>[closest], <text:span text:style-name="T11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4">// ближайший сверху к `x` элемент среза `a`</text:span></text:p>
            <text:p><text:span text:style-name="T14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1" office:value-type="string" calcext:value-type="string">
            <text:p><text:span text:style-name="T14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    nextInt := intSeq()</text:span></text:p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3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1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9">атрибуты</text:span>, переменные.</text:p>
            <text:p/>
            <text:p>Это может быть и просто массив</text:p>
          </table:table-cell>
        </table:table-row>
        <table:table-row table:style-name="ro15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<text:span text:style-name="T19">создающая экземпляр структуры</text:span></text:p>
            <text:p>с ссылкой на структуру в качестве типа.</text:p>
            <text:p/>
            <text:p>Синтаксис объявления атрибутов структуры похож на объявление словаря в Питоне.  </text:p>
            <text:p/>
            <text:p><text:span text:style-name="T19">Возвращает указатель на внутреннюю локальную переменную и переменная переживёт область действия функции.</text:span></text:p>
          </table:table-cell>
        </table:table-row>
        <table:table-row table:style-name="ro9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</text:p>
            <text:p>возвращает саму структуру, а не указатель </text:p>
            <text:p>— принято использовать <text:span text:style-name="T19">префикс </text:span><text:span text:style-name="T57">make</text:span><text:span text:style-name="T19"> вместо </text:span><text:span text:style-name="T57">new</text:span></text:p>
          </table:table-cell>
        </table:table-row>
        <table:table-row table:style-name="ro16">
          <table:table-cell office:value-type="string" calcext:value-type="string">
            <text:p><text:span text:style-name="T25">k := &amp;person{</text:span><text:span text:style-name="T52">"John"</text:span>, 53}</text:p>
          </table:table-cell>
          <table:table-cell table:style-name="ce38"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9">Методы</text:span> структур — стоят вне структур!</text:p>
            <text:p/>
            <text:p><text:span text:style-name="T19">Ссылка</text:span> на структуру — в скобках перед именем</text:p>
          </table:table-cell>
        </table:table-row>
        <table:table-row table:style-name="ro2">
          <table:table-cell office:value-type="string" calcext:value-type="string">
            <text:p>sean := person{name: <text:span text:style-name="T6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4">// Sean</text:span></text:p>
          </table:table-cell>
        </table:table-row>
        <table:table-row table:style-name="ro5">
          <table:table-cell office:value-type="string" calcext:value-type="string">
            <text:p>sven := &amp;person{name: <text:span text:style-name="T6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4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8">    author </text:span><text:span text:style-name="T9">struct</text:span><text:span text:style-name="T8"> {</text:span></text:p>
            <text:p><text:span text:style-name="T25">        firstName </text:span><text:span text:style-name="T53">string</text:span></text:p>
            <text:p><text:span text:style-name="T25">        lastName  </text:span><text:span text:style-name="T53">string</text:span></text:p>
            <text:p><text:span text:style-name="T14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5">
          <table:table-cell office:value-type="string" calcext:value-type="string">
            <text:p>type comment <text:span text:style-name="T4">struct</text:span> {</text:p>
            <text:p><text:span text:style-name="T25">    text   </text:span><text:span text:style-name="T53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6">
          <table:table-cell office:value-type="string" calcext:value-type="string">
            <text:p>chris := user{</text:p>
            <text:p>    name: <text:span text:style-name="T6">"Chris"</text:span>,</text:p>
            <text:p>}</text:p>
            <text:p>c := comment{</text:p>
            <text:p>    text:   <text:span text:style-name="T6">"Gophers are awesome!"</text:span>,</text:p>
            <text:p>    author: &amp;chris,</text:p>
            <text:p>}</text:p>
            <text:p>fmt.<text:span text:style-name="T4">Printf</text:span>(<text:span text:style-name="T6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5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54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9">новый</text:span> определяемый <text:span text:style-name="T19">тип на основе inn</text:span> — <text:span text:style-name="T19">он унаследует структуру и свойства inn, </text:span></text:p>
            <text:p><text:span text:style-name="T19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6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16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9">Нельзя в переменную типа struct положить nil.</text:span></text:p>
            <text:p><text:span text:style-name="T19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7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7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4">НО если указывать значение, метод НЕ БУДЕТ изменять изначальную структуру.</text:span></text:p>
            <text:p/>
            <text:p><text:span text:style-name="T19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5">
          <table:table-cell table:style-name="ce62" office:value-type="string" calcext:value-type="string">
            <text:p><text:span text:style-name="T7">type</text:span> counter <text:span text:style-name="T7">struct</text:span> {</text:p>
            <text:p>    value <text:span text:style-name="T7">uint</text:span>}</text:p>
            <text:p><text:span text:style-name="T7">func</text:span> (c *counter) <text:span text:style-name="T21">increment</text:span>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9">
          <table:table-cell table:style-name="ce62" office:value-type="string" calcext:value-type="string">
            <text:p><text:span text:style-name="T7">type</text:span> usage <text:span text:style-name="T7">struct</text:span> {</text:p>
            <text:p>    service <text:span text:style-name="T10">string</text:span></text:p>
            <text:p>    counter <text:span text:style-name="T10">counter</text:span>}</text:p>
            <text:p><text:span text:style-name="T7">func</text:span> makeUsage(service <text:span text:style-name="T7">string</text:span>) <text:span text:style-name="T7">usage</text:span> {</text:p>
            <text:p>    <text:span text:style-name="T7">return</text:span>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7">
          <table:table-cell table:style-name="ce62" office:value-type="string" calcext:value-type="string">
            <text:p>usage := makeUsage(<text:span text:style-name="T11">"find"</text:span>)</text:p>
            <text:p>usage.<text:span text:style-name="T55">counter</text:span>.<text:span text:style-name="T28">increment</text:span>()</text:p>
          </table:table-cell>
          <table:table-cell table:style-name="ce62" office:value-type="string" calcext:value-type="string">
            <text:p><text:span text:style-name="T19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5">
          <table:table-cell table:style-name="ce62" office:value-type="string" calcext:value-type="string">
            <text:p><text:span text:style-name="T7">type</text:span> usage <text:span text:style-name="T7">struct</text:span> {</text:p>
            <text:p>    service <text:span text:style-name="T7">string</text:span></text:p>
            <text:p>    <text:span text:style-name="T5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2">
          <table:table-cell office:value-type="string" calcext:value-type="string">
            <text:p>usage := makeUsage(<text:span text:style-name="T11">"find"</text:span>)</text:p>
            <text:p>usage.<text:span text:style-name="T28">increment</text:span>()</text:p>
          </table:table-cell>
          <table:table-cell office:value-type="string" calcext:value-type="string">
            <text:p>И тогда можем <text:span text:style-name="T19">напрямую использовать его методы</text:span></text:p>
            <text:p><text:span text:style-name="T19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1">
          <table:table-cell table:style-name="ce71" office:value-type="string" calcext:value-type="string">
            <text:p>Interfaces</text:p>
          </table:table-cell>
          <table:table-cell table:style-name="ce71" office:value-type="string" calcext:value-type="string">
            <text:p>К НЕМУ НИЧЕГО НЕ ПРИВЯЗЫВАЕТСЯ.</text:p>
            <text:p>ОН НИ К ЧЕМУ НЕ ПРИВЯЗЫВАЕТСЯ,</text:p>
            <text:p/>
            <text:p>Лишь передаётся как атрибут в описании функций, </text:p>
            <text:p>а вместо него при использовании передаются реализующие его структуры.</text:p>
          </table:table-cell>
        </table:table-row>
        <table:table-row table:style-name="ro5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11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7">
          <table:table-cell office:value-type="string" calcext:value-type="string">
            <text:p><text:span text:style-name="T56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2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8">
          <table:table-cell office:value-type="string" calcext:value-type="string">
            <text:p><text:span text:style-name="T1">func</text:span> measure(g <text:span text:style-name="T19">geometry</text:span>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<text:span text:style-name="T19">то туда можно подставить любую из его реализаций,</text:span>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2">
          <table:table-cell office:value-type="string" calcext:value-type="string">
            <text:p><text:span text:style-name="T1">type</text:span> counter <text:span text:style-name="T10">struct</text:span> {</text:p>
            <text:p>    val <text:span text:style-name="T10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7">
          <table:table-cell office:value-type="string" calcext:value-type="string">
            <text:p><text:span text:style-name="T1">type</text:span> Counter <text:span text:style-name="T10">interface</text:span> {</text:p>
            <text:p>    increment()</text:p>
            <text:p>    value() <text:span text:style-name="T10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7">
          <table:table-cell office:value-type="string" calcext:value-type="string">
            <text:p><text:span text:style-name="T1">type</text:span> usage <text:span text:style-name="T10">struct</text:span> {</text:p>
            <text:p>    service <text:span text:style-name="T10">string</text:span></text:p>
            <text:p>    Counter}</text:p>
          </table:table-cell>
          <table:table-cell office:value-type="string" calcext:value-type="string">
            <text:p>Во внешнюю структуру <text:span text:style-name="T19">встраиваем не каунтер, а интерфейс Каунтер</text:span></text:p>
          </table:table-cell>
        </table:table-row>
        <table:table-row table:style-name="ro5">
          <table:table-cell office:value-type="string" calcext:value-type="string">
            <text:p><text:span text:style-name="T1">func</text:span> newUsage(service <text:span text:style-name="T10">string</text:span>) *<text:span text:style-name="T10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rings" table:style-name="ta4">
        <table:table-column table:style-name="co9" table:default-cell-style-name="ce58"/>
        <table:table-column table:style-name="co10" table:default-cell-style-name="ce58"/>
        <table:table-column table:style-name="co3" table:number-columns-repeated="1022" table:default-cell-style-name="ce58"/>
        <table:table-row table:style-name="ro1">
          <table:table-cell table:style-name="ce30" office:value-type="string" calcext:value-type="string">
            <text:p>println</text:p>
          </table:table-cell>
          <table:table-cell table:style-name="ce55" office:value-type="string" calcext:value-type="string">
            <text:p>Встроенная в основную библиотеку печать строки в STDOUT!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<text:span text:style-name="T38">println</text:span><text:span text:style-name="T39">(</text:span><text:span text:style-name="T58">"Meow"</text:span><text:span text:style-name="T39">)</text:span></text:p>
          </table:table-cell>
          <table:table-cell table:style-name="ce50" office:value-type="string" calcext:value-type="string">
            <text:p>Строки обозначаются в ДВОЙНЫХ кавычках</text:p>
          </table:table-cell>
          <table:table-cell table:number-columns-repeated="1022"/>
        </table:table-row>
        <table:table-row table:style-name="ro1" table:number-rows-repeated="2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Name: %s, Age: %d\n"</text:span>, <text:span text:style-name="T6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0" office:value-type="string" calcext:value-type="string">
            <text:p>fmt.<text:span text:style-name="T4">Println</text:span>(<text:span text:style-name="T6">"1+1 ="</text:span>, 1+1)</text:p>
            <text:p>fmt.<text:span text:style-name="T4">Println</text:span>(<text:span text:style-name="T6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4">Println</text:span>(<text:span text:style-name="T6">`Это</text:span></text:p>
            <text:p><text:span text:style-name="T6">    многострочная строка.</text:span></text:p>
            <text:p><text:span text:style-name="T6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fmt.<text:span text:style-name="T4">Println</text:span>(</text:p>
            <text:p>    <text:span text:style-name="T6">"O'word "</text:span> +</text:p>
            <text:p>    <text:span text:style-name="T6">"Another \"word\" "</text:span> +</text:p>
            <text:p>    <text:span text:style-name="T6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21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21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9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9">var</text:span><text:span text:style-name="T60"> s </text:span><text:span text:style-name="T61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9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o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29" office:value-type="string" calcext:value-type="string">
            <text:p><text:span text:style-name="T62">io.WriteString(os.Stdout, </text:span><text:span text:style-name="T63">"Hello"</text:span><text:span text:style-name="T62">)</text:span></text:p>
          </table:table-cell>
          <table:table-cell table:style-name="ce52" office:value-type="string" calcext:value-type="string">
            <text:p>метод передает строку в Writer для написания/вывода. </text:p>
            <text:p>В данном случае - в стандартный StdOut</text:p>
            <text:p>Writer - первый аргумент, строка - второй аргумент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func(w http.ResponseWriter, r *http.Request) {io.WriteString(w, "Hello")}</text:p>
          </table:table-cell>
          <table:table-cell table:style-name="ce52" office:value-type="string" calcext:value-type="string">
            <text:p>А тут строка передается в класс, </text:p>
            <text:p>занимающимийся созданием ответов API-сервера <text:span text:style-name="T79">net/http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21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1">Contains</text:span>(<text:span text:style-name="T6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21">Count</text:span>(<text:span text:style-name="T6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21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21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63" office:value-type="string" calcext:value-type="string">
            <text:p>Экранирование спецсимволов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65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В апострофах (кнопка "тильда")</text:p>
            <text:p>специсмволы не срабатывают и всё выводится, как есть!</text:p>
          </table:table-cell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7">"go"</text:span> + <text:span text:style-name="T17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len(<text:span text:style-name="T6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s := <text:span text:style-name="T11">"Hello, 世界"</text:span></text:p>
            <text:p>a := []<text:span text:style-name="T7">rune</text:span>(s)</text:p>
            <text:p>        <text:span text:style-name="T7">for</text:span> i, r := <text:span text:style-name="T7">range</text:span> a {</text:p>
            <text:p>                fmt.Printf(<text:span text:style-name="T64">"%d r %c\n"</text:span>, i, r)</text:p>
            <text:p><text:span text:style-name="T65">        }</text:span></text:p>
            <text:p/>
            <text:p/>
          </table:table-cell>
          <table:table-cell table:style-name="ce52" office:value-type="string" calcext:value-type="string">
            <text:p><text:span text:style-name="T19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66">word:=</text:span><text:span text:style-name="T67"> "hello"</text:span></text:p>
            <text:p><text:span text:style-name="T62">letters := []</text:span><text:span text:style-name="T68">rune</text:span><text:span text:style-name="T62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69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7">string</text:span>(letterH))</text:p>
          </table:table-cell>
          <table:table-cell table:style-name="ce16" office:value-type="string" calcext:value-type="string">
            <text:p><text:span text:style-name="T80">чтобы вывести на экран букву "h" из руны </text:span><text:span text:style-name="T81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70">fmt.</text:span><text:span text:style-name="T71">Println</text:span><text:span text:style-name="T70">(strings.ToUpper(</text:span><text:span text:style-name="T72">string</text:span><text:span text:style-name="T70">(letterH)))</text:span></text:p>
          </table:table-cell>
          <table:table-cell table:style-name="ce48" office:value-type="string" calcext:value-type="string">
            <text:p>Делаем букву заглавной <text:span text:style-name="T45">и выводим на экран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62">fmt.</text:span><text:span text:style-name="T73">Println</text:span><text:span text:style-name="T62">(</text:span><text:span text:style-name="T68">string</text:span><text:span text:style-name="T62">(unicode.ToUpper(letterH)))</text:span></text:p>
          </table:table-cell>
          <table:table-cell table:style-name="ce16" office:value-type="string" calcext:value-type="string">
            <text:p><text:span text:style-name="T19">НО МЕТОДЫ unicode применяются непосредственно к руне</text:span>.</text:p>
            <text:p>Сначала их применяем, а потом уже — <text:span text:style-name="T7">string</text:span></text:p>
            <text:p><text:span text:style-name="T82">Делаем букву заглавной </text:span><text:span text:style-name="T83">и выводим на экран, как и в прошлом примере.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mport (</text:p>
            <text:p><text:span text:style-name="T6">    "fmt"</text:span></text:p>
            <text:p>    s <text:span text:style-name="T6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7">int</text:span>(<text:span text:style-name="T6">'0'</text:span>) выдаёт номер руны, например на <text:span text:style-name="T6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6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6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6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Join</text:span>([]<text:span text:style-name="T4">string</text:span>{<text:span text:style-name="T6">"a", "b"</text:span>}, "-")</text:p>
          </table:table-cell>
          <table:table-cell table:style-name="ce48" office:value-type="string" calcext:value-type="string">
            <text:p>Соединить строковые элементы слайса в единую 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6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6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6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Split</text:span>(<text:span text:style-name="T6">"a-b-c-d-e"</text:span>, <text:span text:style-name="T6">"-"</text:span>)</text:p>
          </table:table-cell>
          <table:table-cell table:style-name="ce48" office:value-type="string" calcext:value-type="string">
            <text:p>Разбить строку на слайс по символ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6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6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9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rim(input, ",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token := strings.SplitN(input, ",", 7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Join(token[0:6], ",")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6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3: %#v\n"</text:span>, p)</text:p>
          </table:table-cell>
          <table:table-cell table:style-name="ce52" office:value-type="string" calcext:value-type="string">
            <text:p><text:span text:style-name="T14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type: %T\n"</text:span>, p)</text:p>
          </table:table-cell>
          <table:table-cell table:style-name="ce52" office:value-type="string" calcext:value-type="string">
            <text:p><text:span text:style-name="T14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float1: %f\n"</text:span>, 78.9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float2: %e\n"</text:span>, 123400000.0)</text:p>
            <text:p>fmt.Printf(<text:span text:style-name="T6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4">width2: |  1.20|  3.45|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pan text:style-name="T74">fmt.Printf(</text:span><text:span text:style-name="T75">"width5: |%-6s|%-6s|\n"</text:span><text:span text:style-name="T74">,</text:span><text:span text:style-name="T75"> "foo", "b"</text:span><text:span text:style-name="T74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7">import</text:span> <text:span text:style-name="T6">"flag"</text:span></text:p>
            <text:p><text:span text:style-name="T7">var</text:span> nFlag = flag.<text:span text:style-name="T21">Int</text:span>(<text:span text:style-name="T6">"n"</text:span>, 1234, <text:span text:style-name="T6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21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62">src = strings.</text:span><text:span text:style-name="T76">Join</text:span><text:span text:style-name="T62">(flag.Args(), </text:span><text:span text:style-name="T63">""</text:span><text:span text:style-name="T62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5">
          <table:table-cell table:style-name="ce14" office:value-type="string" calcext:value-type="string">
            <text:p>match, _ := regexp.MatchString(<text:span text:style-name="T77">"p([a-z]+)ch"</text:span>, <text:span text:style-name="T77">"peach"</text:span>)</text:p>
            <text:p>fmt.<text:span text:style-name="T78">Println</text:span>(match)</text:p>
            <text:p>r, _ := regexp.Compile(<text:span text:style-name="T77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 = regexp.MustCompile(<text:span text:style-name="T77">"p([a-z]+)ch"</text:span>)</text:p>
            <text:p>fmt.<text:span text:style-name="T78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77">("peach"</text:span>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77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Index(<text:span text:style-name="T77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AllString(<text:span text:style-name="T77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77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ln(r.Match([]byte(<text:span text:style-name="T77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77">"a peach"</text:span>, <text:span text:style-name="T77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 := []byte(<text:span text:style-name="T77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5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6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6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str := `<text:span text:style-name="T6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6">"apple"</text:span>: 5, <text:span text:style-name="T6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6">"encoding/xml"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9">с описанием вложенности уровней </text:span></text:p>
            <text:p/>
            <text:p/>
            <text:p><text:span text:style-name="T45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6">
        <table:table-column table:style-name="co12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7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7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ores = <text:span text:style-name="T84">append</text:span>(scores, 1.1)</text:p>
          </table:table-cell>
          <table:table-cell table:style-name="ce52" office:value-type="string" calcext:value-type="string">
            <text:p><text:span text:style-name="T84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 := <text:span text:style-name="T21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7">mak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">finish := </text:span><text:span text:style-name="T85">make</text:span><text:span text:style-name="T8">([]string, len(start</text:span>))</text:p>
            <text:p><text:span text:style-name="T22">copy</text:span><text:span text:style-name="T23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t := []<text:span text:style-name="T4">string</text:span>{<text:span text:style-name="T6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5">
          <table:table-cell table:style-name="ce52" office:value-type="string" calcext:value-type="string">
            <text:p>twoD := <text:span text:style-name="T21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21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29" office:value-type="string" calcext:value-type="string">
            <text:p>func Sum(nums ...int) int {total := 0for _, num := range nums {total += num}return total}arr := []int{1, 2, 3, 4, 5}result := Sum(arr…)</text:p>
          </table:table-cell>
          <table:table-cell table:style-name="ce52" office:value-type="string" calcext:value-type="string">
            <text:p><text:span text:style-name="T19">Распаковка массива в аргументы функции - через троеточие</text:span></text:p>
            <text:p><text:span text:style-name="T19">…</text:span></text:p>
            <text:p/>
            <text:p><text:span text:style-name="T45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  <text:p>Копировать map нельзя, только рекурсивно в цикле вручную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 := <text:span text:style-name="T21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[<text:span text:style-name="T6">"k1"</text:span>] = 7</text:p>
            <text:p>m[<text:span text:style-name="T6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6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6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6">"foo"</text:span>: 1, <text:span text:style-name="T6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prs := m[<text:span text:style-name="T6">"k2"</text:span>]</text:p>
          </table:table-cell>
          <table:table-cell table:style-name="ce52" office:value-type="string" calcext:value-type="string">
            <text:p>Возвращает значение по ключу, и True/False на вопрос <text:span text:style-name="T19">«существует ли ключ»</text:span>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ghost_value := n[<text:span text:style-name="T6">"not_present"</text:span>]</text:p>
            <text:p><text:span text:style-name="T22">println</text:span><text:span text:style-name="T23">(ghost_value</text:span>)</text:p>
            <text:p><text:span text:style-name="T29">// 0</text:span></text:p>
          </table:table-cell>
          <table:table-cell table:style-name="ce52" office:value-type="string" calcext:value-type="string">
            <text:p>ЕСЛИ в мапе ЗАПРОСИТЬ ЗНАЧЕНИЕ ПО КЛЮЧУ, </text:p>
            <text:p>КОТОРОГО ТАМ НЕТ, <text:span text:style-name="T19">она выдаст значение по умолчанию!</text:span></text:p>
            <text:p>Для типа int - это ноль!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8">_, exists := n[</text:span><text:span text:style-name="T86">"not_present"</text:span><text:span text:style-name="T8">]</text:span></text:p>
            <text:p><text:span text:style-name="T22">println</text:span><text:span text:style-name="T23">(exists)</text:span></text:p>
            <text:p><text:span text:style-name="T30">// false</text:span></text:p>
          </table:table-cell>
          <table:table-cell table:style-name="ce52" office:value-type="string" calcext:value-type="string">
            <text:p>Единственный правильный метод проверять наличие ключа - брать значение </text:p>
            <text:p>и вторую переменную - она укажет, есть ключ или нет.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<text:span text:style-name="T62">n := map[</text:span><text:span text:style-name="T73">string</text:span><text:span text:style-name="T62">]</text:span><text:span text:style-name="T73">int</text:span><text:span text:style-name="T62">{</text:span><text:span text:style-name="T63">"foo"</text:span><text:span text:style-name="T62">: 1,</text:span><text:span text:style-name="T63"> "bar"</text:span><text:span text:style-name="T62">: 2}</text:span></text:p>
            <text:p/>
            <text:p><text:span text:style-name="T87">for</text:span><text:span text:style-name="T62"> key, value := </text:span><text:span text:style-name="T88">range</text:span><text:span text:style-name="T62"> n {</text:span></text:p>
            <text:p><text:span text:style-name="T62">    fmt.</text:span><text:span text:style-name="T73">Println</text:span><text:span text:style-name="T62">(</text:span><text:span text:style-name="T63">"key: "</text:span><text:span text:style-name="T62">, key, </text:span><text:span text:style-name="T63">", value: "</text:span><text:span text:style-name="T62">, value)</text:span></text:p>
          </table:table-cell>
          <table:table-cell table:style-name="ce13" office:value-type="string" calcext:value-type="string">
            <text:p><text:span text:style-name="T70">key, value := </text:span><text:span text:style-name="T92">range</text:span></text:p>
            <text:p><text:span text:style-name="T93">Выдает пары индекс-значение или ключ-значени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">for</text:span> key := range m {</text:p>
            <text:p>    fmt.<text:span text:style-name="T4">Println</text:span>(<text:span text:style-name="T11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or</text:span> idx, char := <text:span text:style-name="T7">range</text:span> <text:span text:style-name="T11">"ого" </text:span>{</text:p>
            <text:p>    fmt.<text:span text:style-name="T4">Println</text:span>(idx, char, <text:span text:style-name="T7">string</text:span>(char))</text:p>
            <text:p>}</text:p>
            <text:p><text:span text:style-name="T16">// 0 1086 о</text:span></text:p>
            <text:p><text:span text:style-name="T16">// 2 1075 г</text:span></text:p>
            <text:p><text:span text:style-name="T16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9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or idx, val := <text:span text:style-name="T7">range</text:span> slice { ... }</text:p>
            <text:p>for key, val := <text:span text:style-name="T7">range</text:span> mp { ... }</text:p>
            <text:p>for idx, char := <text:span text:style-name="T7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trs := []string{<text:span text:style-name="T6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nts := []int{7, 2, 4}</text:p>
            <text:p>sort.<text:span text:style-name="T21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 := sort.IntsAreSorted(ints)</text:p>
            <text:p>fmt.<text:span text:style-name="T4">Println</text:span>(<text:span text:style-name="T6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6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func</text:span> Index(vs []<text:span text:style-name="T4">string</text:span>, t <text:span text:style-name="T4">string</text:span>) <text:span text:style-name="T4">int</text:span> {</text:p>
            <text:p>    <text:span text:style-name="T7">for</text:span> i, v := <text:span text:style-name="T1">range</text:span> vs {</text:p>
            <text:p>        <text:span text:style-name="T7">if</text:span> v == t {</text:p>
            <text:p>            <text:span text:style-name="T7">return</text:span> i</text:p>
            <text:p>        }</text:p>
            <text:p>    }</text:p>
            <text:p>    <text:span text:style-name="T7">return</text:span> -1</text:p>
            <text:p>}</text:p>
            <text:p/>
            <text:p><text:span text:style-name="T89">func</text:span><text:span text:style-name="T90"> Include(vs []string, t string) </text:span><text:span text:style-name="T91">bool</text:span><text:span text:style-name="T90"> {</text:span></text:p>
            <text:p><text:span text:style-name="T8">    </text:span><text:span text:style-name="T47">return</text:span><text:span text:style-name="T8"> Index(vs, t) &gt;= 0</text:span></text:p>
            <text:p><text:span text:style-name="T14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0">Проверяет, входит ли элемент в массив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<text:span text:style-name="T54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Any(vs []string, f func(string) bool) bool {</text:p>
            <text:p>    <text:span text:style-name="T7">for</text:span> _, v := range vs {</text:p>
            <text:p>        <text:span text:style-name="T7">if</text:span> f(v) {</text:p>
            <text:p>            <text:span text:style-name="T7">return true</text:span></text:p>
            <text:p>        }</text:p>
            <text:p>    }</text:p>
            <text:p>    <text:span text:style-name="T7">return</text:span> false</text:p>
            <text:p>}</text:p>
          </table:table-cell>
          <table:table-cell table:style-name="ce52" office:value-type="string" calcext:value-type="string">
            <text:p><text:span text:style-name="T14">any</text:span></text:p>
            <text:p><text:span text:style-name="T14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All(vs []string, f func(string) bool) bool {</text:p>
            <text:p>    <text:span text:style-name="T7">for</text:span> _, v := range vs {</text:p>
            <text:p>        <text:span text:style-name="T7">if </text:span>!f(v) {</text:p>
            <text:p>           <text:span text:style-name="T7"> return false</text:span></text:p>
            <text:p>        }</text:p>
            <text:p>    }</text:p>
            <text:p><text:span text:style-name="T7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7">func</text:span> Filter(vs []string, f func(string) bool) []string {</text:p>
            <text:p>    vsf := make([]string, 0)</text:p>
            <text:p>    <text:span text:style-name="T7">for</text:span> _, v := range vs {</text:p>
            <text:p>       <text:span text:style-name="T7"> if</text:span> f(v) {</text:p>
            <text:p>            vsf = append(vsf, v)</text:p>
            <text:p>        }</text:p>
            <text:p>    }</text:p>
            <text:p>    <text:span text:style-name="T7">return</text:span> vsf</text:p>
            <text:p>}</text:p>
          </table:table-cell>
          <table:table-cell table:style-name="ce52" office:value-type="string" calcext:value-type="string">
            <text:p><text:span text:style-name="T14">Возвращает новый срез,</text:span></text:p>
            <text:p><text:span text:style-name="T14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7">func</text:span> Map(vs []string, f func(string) string) []string {</text:p>
            <text:p>    vsm := make([]string, len(vs))</text:p>
            <text:p>    <text:span text:style-name="T7">for</text:span> i, v := range vs {</text:p>
            <text:p>        vsm[i] = f(v)</text:p>
            <text:p>    }</text:p>
            <text:p>    <text:span text:style-name="T7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Api" table:style-name="ta7">
        <table:table-column table:style-name="co13" table:default-cell-style-name="ce58"/>
        <table:table-column table:style-name="co14" table:default-cell-style-name="ce58"/>
        <table:table-column table:style-name="co3" table:number-columns-repeated="1022" table:default-cell-style-name="ce58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1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func (s *APIServer) configureRouter() {s.router.HandleFunc("/hello", s.handleHello())}</text:p>
          </table:table-cell>
          <table:table-cell table:style-name="ce29" office:value-type="string" calcext:value-type="string">
            <text:p>конфигурация всех путей - какая функция за какой url отвечает</text:p>
          </table:table-cell>
          <table:table-cell table:number-columns-repeated="1022"/>
        </table:table-row>
        <table:table-row table:style-name="ro7">
          <table:table-cell table:style-name="ce29" office:value-type="string" calcext:value-type="string">
            <text:p>func (s *APIServer) handleHello() http.HandlerFunc {// возвращая функцию ПЕРЕД ней, ТУТ мы можем произвести доп. действия,// которые произойдут 1 разreturn func(w http.ResponseWriter, r *http.Request) {io.WriteString(w, "Hello")}</text:p>
          </table:table-cell>
          <table:table-cell table:style-name="ce29" office:value-type="string" calcext:value-type="string">
            <text:p>Функция обработки пути <text:span text:style-name="T6">"/hello"</text:span>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_http" table:style-name="ta6">
        <table:table-column table:style-name="co15" table:number-columns-repeated="2" table:default-cell-style-name="ce52"/>
        <table:table-column table:style-name="co3" table:number-columns-repeated="1022" table:default-cell-style-name="ce58"/>
        <table:table-row table:style-name="ro1" table:number-rows-repeated="4">
          <table:table-cell table:number-columns-repeated="1024"/>
        </table:table-row>
        <table:table-row table:style-name="ro1">
          <table:table-cell table:style-name="ce56" office:value-type="string" calcext:value-type="string">
            <text:p>net/http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8">
        <table:table-column table:style-name="co1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Простой тест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unc</text:span> <text:span text:style-name="T21">IntMin</text:span>(a, b <text:span text:style-name="T7">int</text:span>) <text:span text:style-name="T7">int</text:span> {</text:p>
            <text:p>    <text:span text:style-name="T7">if</text:span> a &lt; b {</text:p>
            <text:p>        <text:span text:style-name="T7">return</text:span> a</text:p>
            <text:p>    }</text:p>
            <text:p>    <text:span text:style-name="T7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<text:span text:style-name="T7">import</text:span> <text:span text:style-name="T6">"testing"</text:span></text:p>
            <text:p/>
            <text:p><text:span text:style-name="T7">func</text:span> TestIntMin(t *testing.T) {</text:p>
            <text:p>    got := IntMin(2, -2)</text:p>
            <text:p>    want := -2</text:p>
            <text:p>    <text:span text:style-name="T7">if</text:span> got != want {</text:p>
            <text:p>        t.<text:span text:style-name="T21">Errorf</text:span>(<text:span text:style-name="T6">"got %d; want %d"</text:span>, got, want)</text:p>
            <text:p>    }</text:p>
            <text:p>}</text:p>
          </table:table-cell>
          <table:table-cell table:style-name="ce52" office:value-type="string" calcext:value-type="string">
            <text:p><text:span text:style-name="T19">Тесты принято писать в отдельном файле с суффиксом _test</text:span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19">Тест — это функция с префиксом Test</text:span></text:p>
            <text:p/>
            <text:p>Тест всегда принимает указатель на <text:span text:style-name="T21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o <text:span text:style-name="T21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  <text:p><text:span text:style-name="T101">go </text:span><text:span text:style-name="T102">test</text:span><text:span text:style-name="T101"> -v</text:span></text:p>
          </table:table-cell>
          <table:table-cell table:number-columns-repeated="1022"/>
        </table:table-row>
        <table:table-row table:style-name="ro20">
          <table:table-cell table:style-name="ce52" office:value-type="string" calcext:value-type="string">
            <text:p><text:span text:style-name="T7">func</text:span> <text:span text:style-name="T21">TestMain</text:span>(m *testing.M) {</text:p>
            <text:p>    fmt.<text:span text:style-name="T4">Println</text:span>(<text:span text:style-name="T6">"Testing Sum(n1, n2, ...,nk)..."</text:span>)</text:p>
            <text:p>    fmt.<text:span text:style-name="T4">Println</text:span>(<text:span text:style-name="T6">"Finished testing"</text:span>)</text:p>
            <text:p>}</text:p>
            <text:p/>
            <text:p><text:span text:style-name="T7">func</text:span> <text:span text:style-name="T21">TestSumZero</text:span>(t *testing.T) {</text:p>
            <text:p>    <text:span text:style-name="T7">if</text:span> Sum() != 0 {</text:p>
            <text:p>        t.<text:span text:style-name="T21">Errorf</text:span>(<text:span text:style-name="T6">"Expected Sum() == 0"</text:span>)</text:p>
            <text:p>    }</text:p>
            <text:p>}</text:p>
            <text:p/>
            <text:p><text:span text:style-name="T7">func</text:span> <text:span text:style-name="T21">TestSumOne</text:span>(t *testing.T) {</text:p>
            <text:p>    <text:span text:style-name="T7">if</text:span> Sum(1) != 1 {</text:p>
            <text:p>        t.<text:span text:style-name="T21">Errorf</text:span>(<text:span text:style-name="T6">"Expected Sum(1) == 1"</text:span>)</text:p>
            <text:p>    }</text:p>
            <text:p>}</text:p>
            <text:p/>
          </table:table-cell>
          <table:table-cell table:style-name="ce52" office:value-type="string" calcext:value-type="string">
            <text:p>Если есть <text:span text:style-name="T21">TestMain</text:span> 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 А только пишет строки в StdOut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21">test</text:span> -cover</text:p>
          </table:table-cell>
          <table:table-cell table:style-name="ce52" office:value-type="string" calcext:value-type="string">
            <text:p>Чтобы его "покрытие тестами", </text:p>
            <text:p>достаточно запустить go test с опцией -cov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ool cover -html=coverage.out</text:p>
          </table:table-cell>
          <table:table-cell table:style-name="ce52" office:value-type="string" calcext:value-type="string">
            <text:p>Посмотреть HTML-отчет тест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Тест ф-и, проверяющей ответ сервера</text:p>
          </table:table-cell>
          <table:table-cell table:style-name="ce55"/>
          <table:table-cell table:number-columns-repeated="1022"/>
        </table:table-row>
        <table:table-row table:style-name="ro21">
          <table:table-cell table:style-name="ce52" office:value-type="string" calcext:value-type="string">
            <text:p><text:span text:style-name="T7">import</text:span> <text:span text:style-name="T6">"net/http"</text:span></text:p>
            <text:p/>
            <text:p><text:span text:style-name="T29">// Pinger проверяет доступность URL.</text:span></text:p>
            <text:p><text:span text:style-name="T7">type</text:span> Pinger <text:span text:style-name="T7">struct</text:span> {</text:p>
            <text:p>    client *http.Client</text:p>
            <text:p>}</text:p>
            <text:p/>
            <text:p><text:span text:style-name="T29">// Ping запрашивает указанный URL.</text:span></text:p>
            <text:p><text:span text:style-name="T29">// Возвращает true, если адрес доступен, и false в противном случае.</text:span></text:p>
            <text:p><text:span text:style-name="T7">func</text:span> (p Pinger) <text:span text:style-name="T21">Ping</text:span>(url <text:span text:style-name="T7">string</text:span>) <text:span text:style-name="T7">bool</text:span> {</text:p>
            <text:p>    resp, err := p.client.<text:span text:style-name="T21">Head</text:span>(url)</text:p>
            <text:p>    <text:span text:style-name="T7">if</text:span> err != <text:span text:style-name="T7">nil</text:span> {</text:p>
            <text:p>        <text:span text:style-name="T7">return</text:span> <text:span text:style-name="T7">false</text:span></text:p>
            <text:p>    }</text:p>
            <text:p>    <text:span text:style-name="T7">if</text:span> resp.StatusCode != <text:span text:style-name="T94">200</text:span> {</text:p>
            <text:p>        <text:span text:style-name="T7">return</text:span> false</text:p>
            <text:p>    }</text:p>
            <text:p>    <text:span text:style-name="T7">return</text:span> true</text:p>
            <text:p>}</text:p>
          </table:table-cell>
          <table:table-cell table:style-name="ce52" office:value-type="string" calcext:value-type="string">
            <text:p>Делаем запрос на url и получаем ответ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1">
          <table:table-cell table:style-name="ce52" office:value-type="string" calcext:value-type="string">
            <text:p><text:span text:style-name="T29">// -- ping/ping_test.go --</text:span></text:p>
            <text:p><text:span text:style-name="T7">package</text:span> <text:span text:style-name="T21">ping</text:span></text:p>
            <text:p/>
            <text:p><text:span text:style-name="T7">import</text:span> (</text:p>
            <text:p>    <text:span text:style-name="T6">"net/http"</text:span></text:p>
            <text:p><text:span text:style-name="T6">    "testing"</text:span></text:p>
            <text:p>)</text:p>
            <text:p/>
            <text:p><text:span text:style-name="T7">func</text:span> TestPing(t *<text:span text:style-name="T21">testing</text:span>.T) {</text:p>
            <text:p>    client := &amp;http.Client{}</text:p>
            <text:p>    pinger := Pinger{client}</text:p>
            <text:p>    got := pinger.<text:span text:style-name="T21">Ping</text:span>(<text:span text:style-name="T6">"https://example.com"</text:span>)</text:p>
            <text:p>    <text:span text:style-name="T7">if</text:span> !got {</text:p>
            <text:p>        t.<text:span text:style-name="T21">Errorf</text:span>(<text:span text:style-name="T6">"Expected example.com to be available"</text:span>)</text:p>
            <text:p>    }</text:p>
            <text:p>    got = pinger.<text:span text:style-name="T21">Ping</text:span>(<text:span text:style-name="T6">"https://example.com/404"</text:span>)</text:p>
            <text:p>    <text:span text:style-name="T7">if</text:span> got {</text:p>
            <text:p>        t.<text:span text:style-name="T21">Errorf</text:span>(<text:span text:style-name="T6">"Expected example.com/404 to be UNavailable"</text:span>)</text:p>
            <text:p>    }</text:p>
            <text:p>}</text:p>
          </table:table-cell>
          <table:table-cell table:style-name="ce52" office:value-type="string" calcext:value-type="string">
            <text:p>В тесте создаём экземпляр http.Client </text:p>
            <text:p>и с ним экземпляр Pinger</text:p>
            <text:p/>
            <text:p>И с его помощью прозваниваем url-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Заглушки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29">// Настоящий клиент-Pinger</text:span></text:p>
            <text:p><text:span text:style-name="T7">type</text:span> Pinger <text:span text:style-name="T7">struct</text:span> {</text:p>
            <text:p>    client *http.Client</text:p>
            <text:p>}</text:p>
            <text:p/>
            <text:p/>
          </table:table-cell>
          <table:table-cell table:style-name="ce52" office:value-type="string" calcext:value-type="string">
            <text:p>Вообще, для http-заглушек в Go есть отдельный пакет <text:span text:style-name="T6">"net/http/httptest"</text:span>. 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30">// HTTPClient - это усеченный http-клиент,</text:span></text:p>
            <text:p><text:span text:style-name="T30">// который умеет делать HEAD-запросы.</text:span></text:p>
            <text:p><text:span text:style-name="T89">type</text:span><text:span text:style-name="T90"> HTTPClient </text:span><text:span text:style-name="T95">interface</text:span><text:span text:style-name="T90"> {</text:span></text:p>
            <text:p><text:span text:style-name="T14">    Head(url </text:span><text:span text:style-name="T96">string</text:span><text:span text:style-name="T14">) (resp *http.</text:span><text:span text:style-name="T97">Response</text:span><text:span text:style-name="T14">, err </text:span><text:span text:style-name="T96">error</text:span><text:span text:style-name="T14">)</text:span></text:p>
            <text:p><text:span text:style-name="T14">}</text:span></text:p>
          </table:table-cell>
          <table:table-cell table:style-name="ce52" office:value-type="string" calcext:value-type="string">
            <text:p><text:span text:style-name="T103">1) </text:span><text:span text:style-name="T104">Заменяем конкретную зависимость на зависимость от интерфейса.</text:span></text:p>
            <text:p><text:span text:style-name="T14">ведем интерфейс с единственным нужным нам методом — .Head(), 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30">// Pinger проверяет доступность URL. </text:span></text:p>
            <text:p><text:span text:style-name="T30">// Используем HTTP-заглушку</text:span></text:p>
            <text:p><text:span text:style-name="T89">type</text:span><text:span text:style-name="T90"> Pinger </text:span><text:span text:style-name="T95">struct</text:span><text:span text:style-name="T90"> {</text:span></text:p>
            <text:p><text:span text:style-name="T25">    client </text:span><text:span text:style-name="T98">HTTPClient</text:span></text:p>
            <text:p><text:span text:style-name="T14">}</text:span></text:p>
          </table:table-cell>
          <table:table-cell table:style-name="ce52" office:value-type="string" calcext:value-type="string">
            <text:p>и будем использовать его в Pinger вместо http.Client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9">// MockClient - это заглушка http-клиента для тестов.</text:span></text:p>
            <text:p><text:span text:style-name="T7">type</text:span> MockClient <text:span text:style-name="T7">struct</text:span>{}</text:p>
            <text:p/>
            <text:p/>
            <text:p><text:span text:style-name="T7">func</text:span> (client *MockClient) <text:span text:style-name="T21">Head</text:span>(url <text:span text:style-name="T7">string</text:span>) (resp *http.<text:span text:style-name="T21">Response</text:span>, err <text:span text:style-name="T7">error</text:span>) {</text:p>
            <text:p>    parts := strings.<text:span text:style-name="T21">Split</text:span>(url,<text:span text:style-name="T6"> "/"</text:span>)</text:p>
            <text:p>    last := parts[<text:span text:style-name="T4">len</text:span>(parts)-1]</text:p>
            <text:p>    statusCode, err := strconv.<text:span text:style-name="T21">Atoi</text:span>(last)</text:p>
            <text:p>    <text:span text:style-name="T7">if</text:span> err != nil {</text:p>
            <text:p>        <text:span text:style-name="T7">return</text:span> <text:span text:style-name="T7">nil</text:span>, err</text:p>
            <text:p>    }</text:p>
            <text:p>    resp = &amp;http.<text:span text:style-name="T21">Response</text:span>{StatusCode: statusCode}</text:p>
            <text:p>    <text:span text:style-name="T7">return</text:span> resp, <text:span text:style-name="T7">nil</text:span></text:p>
            <text:p>}</text:p>
          </table:table-cell>
          <table:table-cell table:style-name="ce52" office:value-type="string" calcext:value-type="string">
            <text:p>2) Реализуем интерфейс в тестах </text:p>
            <text:p/>
            <text:p/>
            <text:p/>
            <text:p><text:span text:style-name="T30">// Head возвращает http-ответ со статусом, указанным в url. </text:span></text:p>
            <text:p/>
            <text:p><text:span text:style-name="T30">Например:</text:span></text:p>
            <text:p><text:span text:style-name="T30">// url = https://ya.ru/200 -&gt; статус = 200</text:span></text:p>
            <text:p><text:span text:style-name="T30">// url = https://ya.ru/404 -&gt; статус = 404</text:span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7">func</text:span> TestPing(t *<text:span text:style-name="T21">testing</text:span>.T) {</text:p>
            <text:p>    client := &amp;MockClient{}</text:p>
            <text:p>    pinger := Pinger{client}</text:p>
            <text:p>    got := pinger.<text:span text:style-name="T21">Ping</text:span>(<text:span text:style-name="T6">"https://example.com/200"</text:span>)</text:p>
            <text:p>    <text:span text:style-name="T7">if</text:span> !got {</text:p>
            <text:p>        t.<text:span text:style-name="T21">Errorf</text:span>(<text:span text:style-name="T6">"Expected example.com/200 to be available"</text:span>)</text:p>
            <text:p>    }</text:p>
            <text:p>    got = pinger.<text:span text:style-name="T21">Ping</text:span>(<text:span text:style-name="T6">"https://example.com/404"</text:span>)</text:p>
            <text:p>    <text:span text:style-name="T7">if</text:span> got {</text:p>
            <text:p>        t.<text:span text:style-name="T21">Errorf</text:span>(<text:span text:style-name="T6">"Expected example.com/404 to be unavailable"</text:span>)</text:p>
            <text:p>    }</text:p>
            <text:p>}</text:p>
            <text:p/>
          </table:table-cell>
          <table:table-cell table:style-name="ce52" office:value-type="string" calcext:value-type="string">
            <text:p>и используем его.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До и после теста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7">func</text:span> <text:span text:style-name="T21">TestMain</text:span>(m *testing.M) {</text:p>
            <text:p>    fmt.<text:span text:style-name="T4">Println</text:span>(<text:span text:style-name="T6">"Setup tests..."</text:span>)</text:p>
            <text:p>    start := time.Now()</text:p>
            <text:p/>
            <text:p>    m.Run()</text:p>
            <text:p/>
            <text:p>    fmt.<text:span text:style-name="T4">Println</text:span>(<text:span text:style-name="T6">"Teardown tests..."</text:span>)</text:p>
            <text:p>    end := time.Now()</text:p>
            <text:p>    fmt.<text:span text:style-name="T4">Println</text:span>(<text:span text:style-name="T6">"Tests took"</text:span>, end.Sub(start))</text:p>
            <text:p>}</text:p>
          </table:table-cell>
          <table:table-cell table:style-name="ce52" office:value-type="string" calcext:value-type="string">
            <text:p>Бывает, хочется выполнить </text:p>
            <text:p>какой-то код до старта тестов (setup), </text:p>
            <text:p>а какой-то — после их заверешения (teardown). 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Короткие тест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">func</text:span> <text:span text:style-name="T21">TestSumN</text:span>(t *testing.T) {</text:p>
            <text:p>    <text:span text:style-name="T7">if</text:span> testing.Short() {</text:p>
            <text:p>        t.<text:span text:style-name="T21">Skip</text:span><text:span text:style-name="T5">(</text:span><text:span text:style-name="T6">"skipping test in short mode."</text:span>)</text:p>
            <text:p>    }</text:p>
            <text:p><text:span text:style-name="T29">    // сам тест</text:span></text:p>
            <text:p>}</text:p>
          </table:table-cell>
          <table:table-cell table:style-name="ce52" office:value-type="string" calcext:value-type="string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 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go <text:span text:style-name="T99">test</text:span> -v -<text:span text:style-name="T21">short</text:span></text:p>
            <text:p>=== RUN   TestSumFew</text:p>
            <text:p>--- PASS: TestSumFew (0.00s)</text:p>
            <text:p>=== RUN   TestSumN</text:p>
            <text:p>    selective_test.go:21: <text:span text:style-name="T6">skipping test in short mode.</text:span></text:p>
            <text:p>--- SKIP: TestSumN (0.00s)</text:p>
          </table:table-cell>
          <table:table-cell table:style-name="ce52" office:value-type="string" calcext:value-type="string">
            <text:p>Запускаем тесты в коротком режим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99">test</text:span> -v -run Few</text:p>
          </table:table-cell>
          <table:table-cell table:style-name="ce52" office:value-type="string" calcext:value-type="string">
            <text:p>Альтернативный вариант — указать маску названия теста. Так выполнится только TestSumFe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<text:span text:style-name="T99">test</text:span> -v -run N</text:p>
          </table:table-cell>
          <table:table-cell table:style-name="ce52" office:value-type="string" calcext:value-type="string">
            <text:p>А так — только TestSum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29" office:value-type="string" calcext:value-type="string">
            <text:p><text:span text:style-name="T62">go </text:span><text:span text:style-name="T100">test</text:span><text:span text:style-name="T62"> -v -race -timeout 30s ./…</text:span></text:p>
          </table:table-cell>
          <table:table-cell table:style-name="ce52" office:value-type="string" calcext:value-type="string">
            <text:p>-<text:span text:style-name="T7">v</text:span> - показывать в терминале прогресс</text:p>
            <text:p>-<text:span text:style-name="T7">race</text:span> - проверять race-conditions</text:p>
            <text:p>-<text:span text:style-name="T7">timeout</text:span> 30s ./...    -  даёт таймаут на првоедение теста для всех пакетов внутри модуля</text:p>
          </table:table-cell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ps" table:style-name="ta9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7">for</text:span> i &lt;= 3 {</text:p>
            <text:p>    fmt.<text:span text:style-name="T105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7">while</text:span> из Питона</text:p>
          </table:table-cell>
        </table:table-row>
        <table:table-row table:style-name="ro5">
          <table:table-cell office:value-type="string" calcext:value-type="string">
            <text:p><text:span text:style-name="T7">for</text:span> j := 7; j &lt;= 9; j++ {</text:p>
            <text:p>        fmt.<text:span text:style-name="T105">Println</text:span>(j)</text:p>
            <text:p>    }</text:p>
          </table:table-cell>
          <table:table-cell office:value-type="string" calcext:value-type="string">
            <text:p>Классический <text:span text:style-name="T7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7">for</text:span> {</text:p>
            <text:p>    fmt.<text:span text:style-name="T105">Println</text:span>(<text:span text:style-name="T6">"loop"</text:span>)</text:p>
            <text:p>    <text:span text:style-name="T7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7">while True</text:span> в питоне.</text:p>
            <text:p>Оканчивается только через <text:span text:style-name="T7">break</text:span></text:p>
          </table:table-cell>
        </table:table-row>
        <table:table-row table:style-name="ro4">
          <table:table-cell office:value-type="string" calcext:value-type="string">
            <text:p><text:span text:style-name="T7">for</text:span> n := 0; n &lt;= 5; n++ {</text:p>
            <text:p>        <text:span text:style-name="T7">if</text:span> n%2 == 0 {</text:p>
            <text:p>            <text:span text:style-name="T7">continue</text:span></text:p>
            <text:p>        }</text:p>
            <text:p>        fmt.<text:span text:style-name="T105">Println</text:span>(n)</text:p>
            <text:p>    }</text:p>
            <text:p>}</text:p>
          </table:table-cell>
          <table:table-cell office:value-type="string" calcext:value-type="string">
            <text:p>Пример <text:span text:style-name="T7">continue</text:span></text:p>
          </table:table-cell>
        </table:table-row>
        <table:table-row table:style-name="ro22">
          <table:table-cell table:style-name="ce64" office:value-type="string" calcext:value-type="string">
            <text:p><text:span text:style-name="T106">for</text:span><text:span text:style-name="T107"> key, value := </text:span><text:span text:style-name="T108">range</text:span><text:span text:style-name="T107"> n {</text:span></text:p>
            <text:p><text:span text:style-name="T109">    fmt.</text:span><text:span text:style-name="T110">Println</text:span><text:span text:style-name="T109">(</text:span><text:span text:style-name="T111">"key: "</text:span><text:span text:style-name="T109">, key, </text:span><text:span text:style-name="T111">", value: "</text:span><text:span text:style-name="T109">, value)</text:span></text:p>
            <text:p><text:span text:style-name="T109">}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5">
          <table:table-cell office:value-type="string" calcext:value-type="string">
            <text:p>MyLoop:</text:p>
            <text:p><text:span text:style-name="T25">    </text:span><text:span text:style-name="T112">for</text:span> key, val ;= <text:span text:style-name="T4">range</text:span> my_map {</text:p>
            <text:p>        <text:span text:style-name="T1">println</text:span>(<text:span text:style-name="T6">"switch in loop"</text:span>, key, val)</text:p>
            <text:p>        <text:span text:style-name="T1">switch</text:span> {</text:p>
            <text:p>            <text:span text:style-name="T1">case</text:span> key == <text:span text:style-name="T6">"firstname"</text:span> &amp;&amp; val ==<text:span text:style-name="T6">"Vasiliy"</text:span>:</text:p>
            <text:p>                <text:span text:style-name="T1">println</text:span>(<text:span text:style-name="T6">"breaking loop here"</text:span>)</text:p>
            <text:p>                <text:span text:style-name="T1">break</text:span> MyLoop</text:p>
            <text:p>        }</text:p>
            <text:p>    }</text:p>
          </table:table-cell>
          <table:table-cell office:value-type="string" calcext:value-type="string">
            <text:p><text:span text:style-name="T19">Именованый цикл.</text:span></text:p>
            <text:p/>
            <text:p/>
            <text:p/>
            <text:p/>
            <text:p/>
            <text:p>выходим НЕ ИЗ switch, </text:p>
            <text:p>а из цикла, указывая его по имени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0">
        <table:table-column table:style-name="co17" table:default-cell-style-name="ce52"/>
        <table:table-column table:style-name="co14" table:default-cell-style-name="ce52"/>
        <table:table-column table:style-name="co3" table:number-columns-repeated="1022" table:default-cell-style-name="ce58"/>
        <table:table-row table:style-name="ro1">
          <table:table-cell table:style-name="ce62" table:number-columns-repeated="2"/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7">
          <table:table-cell table:style-name="ce62" office:value-type="string" calcext:value-type="string">
            <text:p>GOMAXPROCS</text:p>
          </table:table-cell>
          <table:table-cell table:style-name="ce62" office:value-type="string" calcext:value-type="string">
            <text:p>настройка Go-проекта, определяющая максимальное число параллельных процессов.</text:p>
            <text:p>По умолчанию равна количеству ядер процессора.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7">func</text:span> f(from <text:span text:style-name="T4">string</text:span>) {    </text:p>
            <text:p>    <text:span text:style-name="T7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7">func</text:span> main() {</text:p>
            <text:p>     f(<text:span text:style-name="T6">"direct"</text:span>)    </text:p>
            <text:p>     <text:span text:style-name="T7">go</text:span> f(<text:span text:style-name="T6">"goroutine"</text:span>)</text:p>
            <text:p>     time.Sleep(time.Second*2)    </text:p>
            <text:p>     <text:span text:style-name="T7">func</text:span>(msg string) {        </text:p>
            <text:p>          fmt.<text:span text:style-name="T4">Println</text:span>(msg)    }(<text:span text:style-name="T6">"going"</text:span>)</text:p>
            <text:p>     time.Sleep(time.Second*3)   </text:p>
            <text:p>     fmt.<text:span text:style-name="T4">Println</text:span>(<text:span text:style-name="T6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2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20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6">"a", "b", "c"</text:span>}</text:p>
            <text:p><text:span text:style-name="T29">    // для каждой стринги запускаем горутину, которая         её напечатает</text:span>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2">    // wait for all goroutines to complete before exiting</text:span></text:p>
            <text:p>    <text:span text:style-name="T1">for</text:span> _ :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<text:span text:style-name="T6">«c»</text:span>.</text:p>
            <text:p/>
            <text:p>Т.е. даже пока 1 горутина запускается, цикл уже полностью пробегает и в v лежит последняя стринга <text:span text:style-name="T6">"c"</text:span></text:p>
            <text:p/>
            <text:p/>
          </table:table-cell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9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4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2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9">в каждом цикле сделать свою локальную переменную v.</text:span></text:p>
            <text:p>Тогда при запуске не может вовсе в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<text:span text:style-name="T1">go</text:span> <text:span text:style-name="T1">func</text:span>() { messages &lt;- <text:span text:style-name="T17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c:= make(chan string)</text:p>
            <text:p>c ←"a"  <text:span text:style-name="T2">// error</text:span></text:p>
          </table:table-cell>
          <table:table-cell table:style-name="ce61" office:value-type="string" calcext:value-type="string">
            <text:p><text:span text:style-name="T19">ОТПРАВКА В КАНАЛ, который не читают</text:span> и <text:span text:style-name="T19">БЕЗ буферизации</text:span></text:p>
            <text:p><text:span text:style-name="T19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messages := <text:span text:style-name="T7">make</text:span>(<text:span text:style-name="T7">chan</text:span> string, 2)</text:p>
            <text:p>    </text:p>
            <text:p>messages &lt;- <text:span text:style-name="T6">"buffered"</text:span></text:p>
            <text:p>messages &lt;- <text:span text:style-name="T6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9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23">
          <table:table-cell table:style-name="ce50" office:value-type="string" calcext:value-type="string">
            <text:p><text:span text:style-name="T7">package</text:span> main</text:p>
            <text:p/>
            <text:p><text:span text:style-name="T7">import</text:span> (</text:p>
            <text:p><text:span text:style-name="T6">    "fmt"</text:span></text:p>
            <text:p><text:span text:style-name="T6">    "time"</text:span></text:p>
            <text:p>)</text:p>
            <text:p/>
            <text:p><text:span text:style-name="T7">func</text:span> worker(done <text:span text:style-name="T7">chan</text:span> <text:span text:style-name="T4">bool</text:span>) {</text:p>
            <text:p>    fmt.Print(<text:span text:style-name="T6">"working..."</text:span>)</text:p>
            <text:p>    time.Sleep(time.Second)</text:p>
            <text:p>    fmt.Println(<text:span text:style-name="T6">"done"</text:span>)</text:p>
            <text:p>    done &lt;- true</text:p>
            <text:p>}</text:p>
            <text:p/>
            <text:p><text:span text:style-name="T7">func</text:span> main() {</text:p>
            <text:p>    done := <text:span text:style-name="T7">make</text:span>(<text:span text:style-name="T7">chan</text:span> <text:span text:style-name="T4">bool</text:span>, 1)</text:p>
            <text:p>    go worker(done)</text:p>
            <text:p/>
            <text:p>    ←done  <text:span text:style-name="T2"> // без этого мейн не дожидается горутину </text:span></text:p>
            <text:p><text:span text:style-name="T56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9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7">func</text:span> ping(pings <text:span text:style-name="T7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7">func</text:span> pong(pings &lt;-<text:span text:style-name="T7">chan</text:span> <text:span text:style-name="T4">string</text:span>, pongs <text:span text:style-name="T7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9">Направление канала </text:span>— обозначается стрелкой.</text:p>
            <text:p>Тут только отправка.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6">"received job"</text:span>, j)} </text:p>
            <text:p><text:span text:style-name="T1">            else</text:span> {fmt.Println(<text:span text:style-name="T6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<text:span text:style-name="T19">Закрытие канала — вторая переменная при получении из канала. true - ещё работает, false - закрыт</text:span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8">    </text:span><text:span text:style-name="T44">for</text:span><text:span text:style-name="T8"> j := 1; j &lt;= 3; j++ {</text:span></text:p>
            <text:p><text:span text:style-name="T14">        jobs &lt;- j</text:span></text:p>
            <text:p><text:span text:style-name="T14">        fmt.Println("sent job", j)</text:span></text:p>
            <text:p><text:span text:style-name="T14">    }</text:span></text:p>
            <text:p><text:span text:style-name="T8">    </text:span><text:span text:style-name="T44">close</text:span><text:span text:style-name="T8">(jobs)</text:span></text:p>
            <text:p><text:span text:style-name="T8">    fmt.Println(</text:span><text:span text:style-name="T86">"sent all jobs"</text:span><text:span text:style-name="T8">)</text:span></text:p>
            <text:p><text:span text:style-name="T14">    ←done</text:span></text:p>
          </table:table-cell>
          <table:table-cell office:value-type="string" calcext:value-type="string">
            <text:p><text:span text:style-name="T19">Закрытие канала</text:span> происходит словом <text:span text:style-name="T7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    queue := make(chan string, 2)</text:p>
            <text:p>    queue &lt;- <text:span text:style-name="T6">"one"</text:span></text:p>
            <text:p>    queue &lt;- <text:span text:style-name="T6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4">ИТЕРАЦИЯ по каналу.</text:span>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4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6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6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6">"received "</text:span>, msg1)</text:p>
            <text:p>        <text:span text:style-name="T1">case</text:span> msg2 := &lt;-c2:</text:p>
            <text:p>            fmt.Println(<text:span text:style-name="T6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6">// timeout 1</text:span></text:p>
            <text:p><text:span text:style-name="T16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    <text:span text:style-name="T7">select</text:span> {    case res := &lt;-c2:        fmt.Println(res)    case &lt;-time.After(3 * time.Second):        fmt.Println("timeout 2")    }</text:p>
          </table:table-cell>
          <table:table-cell office:value-type="string" calcext:value-type="string">
            <text:p><text:span text:style-name="T19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2">select</text:span><text:span text:style-name="T23"> {</text:span></text:p>
            <text:p><text:span text:style-name="T8">    </text:span><text:span text:style-name="T44">case</text:span><text:span text:style-name="T8"> msg := &lt;-messages:</text:span></text:p>
            <text:p><text:span text:style-name="T8">        fmt.Println(</text:span><text:span text:style-name="T86">"received message"</text:span><text:span text:style-name="T8">, msg)</text:span></text:p>
            <text:p><text:span text:style-name="T8">    </text:span><text:span text:style-name="T44">case</text:span><text:span text:style-name="T8"> sig := &lt;-signals:</text:span></text:p>
            <text:p><text:span text:style-name="T8">        fmt.Println(</text:span><text:span text:style-name="T86">"received signal"</text:span><text:span text:style-name="T8">, sig)</text:span></text:p>
            <text:p><text:span text:style-name="T8">    </text:span><text:span text:style-name="T44">default</text:span><text:span text:style-name="T8">:</text:span></text:p>
            <text:p><text:span text:style-name="T8">        fmt.Println(</text:span><text:span text:style-name="T86">"no activity"</text:span><text:span text:style-name="T8">)</text:span></text:p>
            <text:p><text:span text:style-name="T14">    }</text:span></text:p>
          </table:table-cell>
          <table:table-cell office:value-type="string" calcext:value-type="string">
            <text:p><text:span text:style-name="T19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msg := <text:span text:style-name="T6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6">"sent message"</text:span>, msg)</text:p>
            <text:p>    <text:span text:style-name="T1">default</text:span>:</text:p>
            <text:p>        fmt.Println(<text:span text:style-name="T6">"no message sent"</text:span>)</text:p>
            <text:p>    }</text:p>
            <text:p/>
          </table:table-cell>
          <table:table-cell office:value-type="string" calcext:value-type="string">
            <text:p><text:span text:style-name="T19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4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<text:span text:style-name="T1">package</text:span> main</text:p>
            <text:p/>
            <text:p><text:span text:style-name="T7">import</text:span> <text:span text:style-name="T113">"fmt"</text:span></text:p>
            <text:p><text:span text:style-name="T7">import</text:span> <text:span text:style-name="T113">"sync"</text:span></text:p>
            <text:p/>
            <text:p><text:span text:style-name="T7">var</text:span> wg sync.WaitGroup <text:span text:style-name="T114">// 1</text:span></text:p>
            <text:p/>
            <text:p><text:span text:style-name="T7">func</text:span> routine() {</text:p>
            <text:p>    <text:span text:style-name="T4">defer</text:span> wg.Done() <text:span text:style-name="T114">// 3</text:span></text:p>
            <text:p>    fmt.<text:span text:style-name="T4">Println</text:span>(<text:span text:style-name="T113">"routine finished"</text:span>)</text:p>
            <text:p>}</text:p>
            <text:p/>
            <text:p><text:span text:style-name="T7">func</text:span> main() {</text:p>
            <text:p>    wg.Add(1) <text:span text:style-name="T114">// 2</text:span></text:p>
            <text:p>    go routine() <text:span text:style-name="T114">// *</text:span></text:p>
            <text:p>    wg.Wait() <text:span text:style-name="T114">// 4</text:span></text:p>
            <text:p>    fmt.Println(<text:span text:style-name="T11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6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22">// Timer 1 fired</text:span></text:p>
            <text:p/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<text:span text:style-name="T14">    timer2 := time.NewTimer(time.Second)</text:span></text:p>
            <text:p><text:span text:style-name="T8">    </text:span><text:span text:style-name="T44">go func</text:span><text:span text:style-name="T8">() {</text:span></text:p>
            <text:p><text:span text:style-name="T14">        &lt;-timer2.C</text:span></text:p>
            <text:p><text:span text:style-name="T115">        fmt.</text:span><text:span text:style-name="T116">Println</text:span><text:span text:style-name="T115">(</text:span><text:span text:style-name="T117">"Timer 2 fired"</text:span><text:span text:style-name="T115">)</text:span></text:p>
            <text:p><text:span text:style-name="T14">    }()</text:span></text:p>
            <text:p><text:span text:style-name="T14">    stop2 := timer2.Stop()</text:span></text:p>
            <text:p><text:span text:style-name="T8">    </text:span><text:span text:style-name="T44">if</text:span><text:span text:style-name="T8"> stop2 {</text:span></text:p>
            <text:p><text:span text:style-name="T115">        fmt.</text:span><text:span text:style-name="T116">Println</text:span><text:span text:style-name="T115">(</text:span><text:span text:style-name="T117">"Timer 2 stopped"</text:span><text:span text:style-name="T115">)</text:span></text:p>
            <text:p><text:span text:style-name="T14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9">остановить таймер</text:span></text:p>
            <text:p/>
            <text:p><text:span text:style-name="T56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8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6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4">    time.Sleep(1600 * time.Millisecond)</text:span></text:p>
            <text:p><text:span text:style-name="T14">    ticker.Stop()</text:span></text:p>
            <text:p><text:span text:style-name="T25">    done &lt;- </text:span><text:span text:style-name="T118">true</text:span></text:p>
            <text:p><text:span text:style-name="T115">    fmt.</text:span><text:span text:style-name="T116">Println</text:span><text:span text:style-name="T115">(</text:span><text:span text:style-name="T117">"Ticker stopped"</text:span><text:span text:style-name="T11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15">    burstyLimiter := </text:span><text:span text:style-name="T119">make</text:span><text:span text:style-name="T115">(</text:span><text:span text:style-name="T119">chan</text:span><text:span text:style-name="T115"> time.Time, 3)</text:span></text:p>
            <text:p><text:span text:style-name="T8">    </text:span><text:span text:style-name="T44">for</text:span><text:span text:style-name="T8"> i := 0; i &lt; 3; i++ {</text:span></text:p>
            <text:p><text:span text:style-name="T14">        burstyLimiter &lt;- time.Now()</text:span></text:p>
            <text:p><text:span text:style-name="T14">    }</text:span></text:p>
            <text:p/>
            <text:p><text:span text:style-name="T8">    </text:span><text:span text:style-name="T44">go func</text:span><text:span text:style-name="T8">() {</text:span></text:p>
            <text:p><text:span text:style-name="T8">        </text:span><text:span text:style-name="T44">for</text:span><text:span text:style-name="T8"> t := range time.Tick(200 * time.Millisecond) {</text:span></text:p>
            <text:p><text:span text:style-name="T14">            burstyLimiter &lt;- t</text:span></text:p>
            <text:p><text:span text:style-name="T14">    } }()</text:span></text:p>
            <text:p/>
            <text:p><text:span text:style-name="T14">    burstyRequests := </text:span><text:span text:style-name="T120">make</text:span><text:span text:style-name="T14">(</text:span><text:span text:style-name="T120">chan</text:span><text:span text:style-name="T14"> </text:span><text:span text:style-name="T121">int</text:span><text:span text:style-name="T14">, 5)</text:span></text:p>
            <text:p><text:span text:style-name="T8">    </text:span><text:span text:style-name="T44">for</text:span><text:span text:style-name="T8"> i := 1; i &lt;= 5; i++ {</text:span></text:p>
            <text:p><text:span text:style-name="T14">        burstyRequests &lt;- i</text:span></text:p>
            <text:p><text:span text:style-name="T14">    }</text:span></text:p>
            <text:p><text:span text:style-name="T8">    </text:span><text:span text:style-name="T44">close</text:span><text:span text:style-name="T8">(burstyRequests)</text:span></text:p>
            <text:p><text:span text:style-name="T115">    </text:span><text:span text:style-name="T119">for</text:span><text:span text:style-name="T115"> req := </text:span><text:span text:style-name="T119">range</text:span><text:span text:style-name="T115"> burstyRequests {</text:span></text:p>
            <text:p><text:span text:style-name="T14">        &lt;-burstyLimiter</text:span></text:p>
            <text:p><text:span text:style-name="T8">        fmt.</text:span><text:span text:style-name="T9">Println</text:span><text:span text:style-name="T8">("request", req, time.Now())</text:span></text:p>
            <text:p><text:span text:style-name="T14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1">
        <table:table-column table:style-name="co1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import</text:span> (</text:p>
            <text:p>  <text:span text:style-name="T17">  "errors"</text:span></text:p>
            <text:p><text:span text:style-name="T17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17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4">Создаём ошибку с помощью </text:span></text:p>
            <text:p><text:span text:style-name="T25">errors.New(</text:span><text:span text:style-name="T52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0"> int </text:span>   </text:p>
            <text:p>     prob <text:span text:style-name="T10">string</text:span>}</text:p>
            <text:p/>
            <text:p><text:span text:style-name="T1">func</text:span> (e *argError) Error() <text:span text:style-name="T10">string</text:span> {</text:p>
            <text:p>    <text:span text:style-name="T1">return</text:span> fmt.Sprintf(<text:span text:style-name="T11">"%d - %s"</text:span>, e.arg, e.prob)}</text:p>
            <text:p/>
            <text:p><text:span text:style-name="T1">func</text:span> f2(arg <text:span text:style-name="T10">int</text:span>) (<text:span text:style-name="T10">int</text:span>, error) {</text:p>
            <text:p>    <text:span text:style-name="T1">if</text:span> arg == 42 {</text:p>
            <text:p>        <text:span text:style-name="T1">return</text:span> -1, &amp;argError{arg, <text:span text:style-name="T11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9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9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indexOf(src, <text:span text:style-name="T11">"js"</text:span>)</text:p>
            <text:p><text:span text:style-name="T1">if</text:span> err, ok := err.(*lookupError); ok {</text:p>
            <text:p>    fmt.<text:span text:style-name="T10">Println</text:span>(<text:span text:style-name="T11">"err.src:"</text:span>, err.src)</text:p>
            <text:p>    fmt.<text:span text:style-name="T10">Println</text:span>(<text:span text:style-name="T11">"err.substr:"</text:span>, err.substr)</text:p>
            <text:p>}</text:p>
            <text:p><text:span text:style-name="T16">// err.src: go is awesome</text:span></text:p>
            <text:p><text:span text:style-name="T16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17">  "os"</text:span></text:p>
            <text:p>)</text:p>
            <text:p/>
            <text:p><text:span text:style-name="T1">func</text:span> main() {</text:p>
            <text:p>  f, _ := os.Open(<text:span text:style-name="T17">"defer.py"</text:span>)</text:p>
            <text:p>  <text:span text:style-name="T4">defer</text:span> f.Close()</text:p>
            <text:p><text:span text:style-name="T16">  // теперь вы можете читать из f</text:span></text:p>
            <text:p><text:span text:style-name="T16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9">Отложенная неизбежная операция, </text:span></text:p>
            <text:p><text:span text:style-name="T19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nic</text:span>(<text:span text:style-name="T6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err := os.Create(<text:span text:style-name="T6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6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6">"After panic()"</text:span>)   <text:span text:style-name="T2">// не сработает</text:span></text:p>
          </table:table-cell>
          <table:table-cell table:style-name="ce52" office:value-type="string" calcext:value-type="string">
            <text:p><text:span text:style-name="T19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10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11">"ERROR:"</text:span>, err)</text:p>
            <text:p>        } <text:span text:style-name="T1">else</text:span> {</text:p>
            <text:p>            fmt.Println(<text:span text:style-name="T11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6">
        <table:table-column table:style-name="co19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7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5">
          <table:table-cell office:value-type="string" calcext:value-type="string">
            <text:p><text:span text:style-name="T22">func</text:span><text:span text:style-name="T23"> writeFile(f *os.File) {</text:span></text:p>
            <text:p><text:span text:style-name="T8">    fmt.Println(</text:span><text:span text:style-name="T86">"writing"</text:span><text:span text:style-name="T8">)</text:span></text:p>
            <text:p><text:span text:style-name="T8">    fmt.Fprintln(f, </text:span><text:span text:style-name="T86">"data"</text:span><text:span text:style-name="T8">)</text:span></text:p>
            <text:p><text:span text:style-name="T14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4">
          <table:table-cell office:value-type="string" calcext:value-type="string">
            <text:p><text:span text:style-name="T22">func</text:span><text:span text:style-name="T23"> closeFile(f *os.File) {</text:span></text:p>
            <text:p><text:span text:style-name="T8">    fmt.Println(</text:span><text:span text:style-name="T86">"closing"</text:span><text:span text:style-name="T8">)</text:span></text:p>
            <text:p><text:span text:style-name="T14">    err := f.Close()</text:span></text:p>
            <text:p><text:span text:style-name="T8">    </text:span><text:span text:style-name="T44">if </text:span><text:span text:style-name="T8">err != nil {</text:span></text:p>
            <text:p><text:span text:style-name="T8">        fmt.Fprintf(os.Stderr, </text:span><text:span text:style-name="T86">"error: %v\n"</text:span><text:span text:style-name="T8">, err)</text:span></text:p>
            <text:p><text:span text:style-name="T14">        os.Exit(1)</text:span></text:p>
            <text:p><text:span text:style-name="T14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2">
        <table:table-column table:style-name="co20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20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4">инкременирует атомарной операцией </text:span></text:p>
            <text:p><text:span text:style-name="T14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5">mu.Lock() </text:span><text:span text:style-name="T37">// Блокирует мьютекс</text:span></text:p>
            <text:p><text:span text:style-name="T123">defer</text:span><text:span text:style-name="T35"> mu.Unlock() </text:span><text:span text:style-name="T124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8">    </text:span><text:span text:style-name="T44">var</text:span><text:span text:style-name="T8"> state = make(map[int]int)</text:span></text:p>
            <text:p><text:span text:style-name="T8">    </text:span><text:span text:style-name="T44">var</text:span><text:span text:style-name="T8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6">
        <table:table-column table:style-name="co21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5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7">
          <table:table-cell table:style-name="ce52" office:value-type="string" calcext:value-type="string">
            <text:p/>
            <text:p/>
            <text:p><text:span text:style-name="T14">    then := time.Date(</text:span></text:p>
            <text:p><text:span text:style-name="T14">        2009, 11, 17, 20, 34, 58, 651387237, time.UTC)</text:span></text:p>
            <text:p><text:span text:style-name="T14">    p(then)</text:span></text:p>
            <text:p/>
            <text:p><text:span text:style-name="T14">    p(then.Year())</text:span></text:p>
            <text:p><text:span text:style-name="T14">    p(then.Month())</text:span></text:p>
            <text:p><text:span text:style-name="T14">    p(then.Day())</text:span></text:p>
            <text:p><text:span text:style-name="T14">    p(then.Hour())</text:span></text:p>
            <text:p><text:span text:style-name="T14">    p(then.Minute())</text:span></text:p>
            <text:p><text:span text:style-name="T14">    p(then.Second())</text:span></text:p>
            <text:p><text:span text:style-name="T14">    p(then.Nanosecond())</text:span></text:p>
            <text:p><text:span text:style-name="T14">    p(then.Location())</text:span></text:p>
            <text:p/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><text:span text:style-name="T14">    p(then.Weekday())</text:span></text:p>
            <text:p/>
            <text:p><text:span text:style-name="T14">    p(then.Before(now))</text:span></text:p>
            <text:p><text:span text:style-name="T14">    p(then.After(now))</text:span></text:p>
            <text:p><text:span text:style-name="T14">    p(then.Equal(now))</text:span></text:p>
            <text:p/>
            <text:p><text:span text:style-name="T14">    diff := now.Sub(then)</text:span></text:p>
            <text:p><text:span text:style-name="T14">    p(diff)</text:span></text:p>
            <text:p/>
          </table:table-cell>
          <table:table-cell table:style-name="ce52"/>
        </table:table-row>
        <table:table-row table:style-name="ro6">
          <table:table-cell table:style-name="ce52" office:value-type="string" calcext:value-type="string">
            <text:p><text:span text:style-name="T14">    p(diff.Hours())</text:span></text:p>
            <text:p><text:span text:style-name="T14">    p(diff.Minutes())</text:span></text:p>
            <text:p><text:span text:style-name="T14">    p(diff.Seconds())</text:span></text:p>
            <text:p><text:span text:style-name="T14">    p(diff.Nanoseconds())</text:span></text:p>
            <text:p/>
            <text:p/>
            <text:p><text:span text:style-name="T14">    p(then.Add(diff))</text:span></text:p>
            <text:p><text:span text:style-name="T14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2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1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2">
        <table:table-column table:style-name="co22" table:default-cell-style-name="ce58"/>
        <table:table-column table:style-name="co23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79">"math/rand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9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4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3">
        <table:table-column table:style-name="co24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 style:data-style-name="N2" text:time-value="22:50:18.1294701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4-10T00:00:02.552497341</dc:date>
    <meta:editing-duration>P6DT12H39M41S</meta:editing-duration>
    <meta:editing-cycles>1498</meta:editing-cycles>
    <meta:document-statistic meta:table-count="18" meta:cell-count="716" meta:object-count="0"/>
  </office:meta>
</office:document-meta>
</file>